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3a977" officeooo:paragraph-rsid="0013a977" style:font-size-asian="10.5pt" style:font-size-complex="10.5pt"/>
    </style:style>
    <style:style style:name="P2" style:family="paragraph" style:parent-style-name="Standard">
      <style:text-properties fo:font-size="10.5pt" officeooo:rsid="0013a977" officeooo:paragraph-rsid="00152ec4" style:font-size-asian="10.5pt" style:font-size-complex="10.5pt"/>
    </style:style>
    <style:style style:name="P3" style:family="paragraph" style:parent-style-name="Standard">
      <style:text-properties fo:font-size="10.5pt" officeooo:rsid="0013a977" officeooo:paragraph-rsid="0015d882" style:font-size-asian="10.5pt" style:font-size-complex="10.5pt"/>
    </style:style>
    <style:style style:name="P4" style:family="paragraph" style:parent-style-name="Standard">
      <style:text-properties fo:font-size="10.5pt" officeooo:rsid="0013a977" officeooo:paragraph-rsid="00175a8e" style:font-size-asian="10.5pt" style:font-size-complex="10.5pt"/>
    </style:style>
    <style:style style:name="P5" style:family="paragraph" style:parent-style-name="Standard">
      <style:text-properties fo:font-size="10.5pt" officeooo:rsid="00175a8e" officeooo:paragraph-rsid="00175a8e" style:font-size-asian="10.5pt" style:font-size-complex="10.5pt"/>
    </style:style>
    <style:style style:name="P6" style:family="paragraph" style:parent-style-name="Standard">
      <style:text-properties fo:font-size="10.5pt" officeooo:paragraph-rsid="0013a977"/>
    </style:style>
    <style:style style:name="T1" style:family="text">
      <style:text-properties officeooo:rsid="0013a977" style:font-size-asian="10.5pt" style:font-size-complex="10.5pt"/>
    </style:style>
    <style:style style:name="T2" style:family="text">
      <style:text-properties fo:color="#000000" style:font-name="Droid Sans Mono" fo:font-weight="normal" fo:background-color="transparent" loext:char-shading-value="0"/>
    </style:style>
    <style:style style:name="T3" style:family="text">
      <style:text-properties officeooo:rsid="00152e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0125 14:16:04.342114 31993 lane_sequence_predictor.cc:75] [DEBUG] Obstacle [581] will draw a lane sequence trajectory [2443_1_-2-&gt;1873_1_-2-&gt;594_1_-2-&gt;513_1_-3] with probability [0.895949].</text:p>
      <text:p text:style-name="P1">车道为：１－０－０－０　左－直</text:p>
      <text:p text:style-name="P1"/>
      <text:p text:style-name="P1">I0125 14:16:04.343818 31993 lane_sequence_predictor.cc:119] [DEBUG] </text:p>
      <text:p text:style-name="P6"><text:span text:style-name="T1">障碍物最新特征信息为：</text:span><text:span text:style-name="T2">feature.DebugString()</text:span></text:p>
      <text:p text:style-name="P1"/>
      <text:p text:style-name="P1">position {</text:p>
      <text:p text:style-name="P1"><text:s text:c="2"/>x: 587510.14323006687</text:p>
      <text:p text:style-name="P1"><text:s text:c="2"/>y: 4140636.3589051254</text:p>
      <text:p text:style-name="P1"><text:s text:c="2"/>z: -29.473196474649509</text:p>
      <text:p text:style-name="P1">}</text:p>
      <text:p text:style-name="P1"/>
      <text:p text:style-name="P1">velocity {</text:p>
      <text:p text:style-name="P1"><text:s text:c="2"/>x: -4.1409682277238984</text:p>
      <text:p text:style-name="P1"><text:s text:c="2"/>y: -8.356245219569189</text:p>
      <text:p text:style-name="P1"><text:s text:c="2"/>z: 0</text:p>
      <text:p text:style-name="P1">}</text:p>
      <text:p text:style-name="P1"/>
      <text:p text:style-name="P1">acceleration {</text:p>
      <text:p text:style-name="P1"><text:s text:c="2"/>x: -0.3921204519358979</text:p>
      <text:p text:style-name="P1"><text:s text:c="2"/>y: -0.16797318433311353</text:p>
      <text:p text:style-name="P1"><text:s text:c="2"/>z: 0</text:p>
      <text:p text:style-name="P1">}</text:p>
      <text:p text:style-name="P1"/>
      <text:p text:style-name="P1">velocity_heading: -2.03132560435644</text:p>
      <text:p text:style-name="P1">speed: 9.326009437728</text:p>
      <text:p text:style-name="P1">acc: 0.32474037648397169</text:p>
      <text:p text:style-name="P1">theta: -2.03132560435644</text:p>
      <text:p text:style-name="P1">length: 0.287178099155426</text:p>
      <text:p text:style-name="P1">width: 0.31572625041007996</text:p>
      <text:p text:style-name="P1">height: 0.3592066764831543</text:p>
      <text:p text:style-name="P1">timestamp: 1514497069.8080854</text:p>
      <text:p text:style-name="P1">车道线＝１４　在ｐｒｏｔｏｂｕｆ上面定义</text:p>
      <text:p text:style-name="P1">lane {</text:p>
      <text:p text:style-name="P1"><text:s text:c="2"/>current_lane_feature {</text:p>
      <text:p text:style-name="P1"><text:s text:c="4"/>lane_id: "2443_1_-1"</text:p>
      <text:p text:style-name="P1"><text:s text:c="4"/>lane_turn_type: 1</text:p>
      <text:p text:style-name="P1"><text:s text:c="4"/>lane_s: 5.4793843363964081</text:p>
      <text:p text:style-name="P1"><text:s text:c="4"/>lane_l: -0.39313026582697014</text:p>
      <text:p text:style-name="P1"><text:s text:c="4"/>angle_diff: 0.18533974502405126</text:p>
      <text:p text:style-name="P1"><text:s text:c="4"/>dist_to_left_boundary: 2.3463228145580213</text:p>
      <text:p text:style-name="P1"><text:s text:c="4"/>dist_to_right_boundary: 1.5600622829040809</text:p>
      <text:p text:style-name="P1"><text:s text:c="2"/>}</text:p>
      <text:p text:style-name="P1"><text:s text:c="2"/>lane_feature {</text:p>
      <text:p text:style-name="P1"><text:s text:c="4"/>lane_id: "2443_1_-1"</text:p>
      <text:p text:style-name="P1"><text:s text:c="4"/>lane_turn_type: 1</text:p>
      <text:p text:style-name="P1"><text:s text:c="4"/>lane_s: 5.4793843363964081</text:p>
      <text:p text:style-name="P1"><text:s text:c="4"/>lane_l: -0.39313026582697014</text:p>
      <text:p text:style-name="P1"><text:s text:c="4"/>angle_diff: 0.18533974502405126</text:p>
      <text:p text:style-name="P1"><text:s text:c="4"/>dist_to_left_boundary: 2.3463228145580213</text:p>
      <text:p text:style-name="P1"><text:s text:c="4"/>dist_to_right_boundary: 1.5600622829040809</text:p>
      <text:p text:style-name="P1"><text:s text:c="2"/>}</text:p>
      <text:p text:style-name="P1"><text:s text:c="2"/>nearby_lane_feature {</text:p>
      <text:p text:style-name="P1"><text:s text:c="4"/>lane_id: "2443_1_-2"</text:p>
      <text:p text:style-name="P1"><text:s text:c="4"/>lane_turn_type: 1</text:p>
      <text:p text:style-name="P1"><text:s text:c="4"/>lane_s: 5.4460803776695288</text:p>
      <text:p text:style-name="P1"><text:s text:c="4"/>lane_l: 2.6020493234306317</text:p>
      <text:p text:style-name="P1"><text:s text:c="4"/>angle_diff: 0</text:p>
      <text:p text:style-name="P1"><text:soft-page-break/><text:s text:c="4"/>dist_to_left_boundary: -1.5603910765925175</text:p>
      <text:p text:style-name="P1"><text:s text:c="4"/>dist_to_right_boundary: 3.643707570268746</text:p>
      <text:p text:style-name="P1"><text:s text:c="2"/>}</text:p>
      <text:p text:style-name="P2"><text:s text:c="2"/>lane_graph {这个车道线和下面的应该一样</text:p>
      <text:p text:style-name="P2"><text:s text:c="4"/>/这两个序列没有划出来</text:p>
      <text:p text:style-name="P2"><text:tab/>lane_sequence {</text:p>
      <text:p text:style-name="P1"><text:s text:c="6"/>lane_sequence_id: 0</text:p>
      <text:p text:style-name="P2"><text:s text:c="7"/>lane_sequence {</text:p>
      <text:p text:style-name="P2"><text:s text:c="6"/>lane_sequence_id: １</text:p>
      <text:p text:style-name="P3">//这两个序列没有划出来</text:p>
      <text:p text:style-name="P1"><text:s text:c="4"/>lane_sequence {</text:p>
      <text:p text:style-name="P1"><text:s text:c="6"/>lane_sequence_id: 2</text:p>
      <text:p text:style-name="P1"><text:s text:c="6"/>lane_segment {</text:p>
      <text:p text:style-name="P1"><text:s text:c="8"/>lane_id: "2443_1_-2"</text:p>
      <text:p text:style-name="P1"><text:s text:c="8"/>start_s: 5.4460803776695288</text:p>
      <text:p text:style-name="P1"><text:s text:c="8"/>end_s: 83.272283339480637</text:p>
      <text:p text:style-name="P1"><text:s text:c="8"/>lane_turn_type: 1</text:p>
      <text:p text:style-name="P1"><text:s text:c="8"/>lane_point {</text:p>
      <text:p text:style-name="P1"><text:s text:c="10"/>position {</text:p>
      <text:p text:style-name="P1"><text:s text:c="12"/>x: 587507.657434495</text:p>
      <text:p text:style-name="P1"><text:s text:c="12"/>y: 4140637.1279831817</text:p>
      <text:p text:style-name="P1"><text:s text:c="10"/>}</text:p>
      <text:p text:style-name="P1"><text:s text:c="10"/>heading: -1.8651540853243604</text:p>
      <text:p text:style-name="P1"><text:s text:c="10"/>width: 2.0833164936762283</text:p>
      <text:p text:style-name="P1"><text:s text:c="10"/>relative_s: 0</text:p>
      <text:p text:style-name="P1"><text:s text:c="10"/>relative_l: -2.6020493234306317</text:p>
      <text:p text:style-name="P1"><text:s text:c="10"/>angle_diff: -0.16617151903207938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7.10538014921</text:p>
      <text:p text:style-name="P1"><text:s text:c="12"/>y: 4140635.2061283579</text:p>
      <text:p text:style-name="P1"><text:s text:c="10"/>}</text:p>
      <text:p text:style-name="P1"><text:s text:c="10"/>heading: -1.8333280335012196</text:p>
      <text:p text:style-name="P1"><text:s text:c="10"/>width: 2.0848333837550204</text:p>
      <text:p text:style-name="P1"><text:s text:c="10"/>relative_s: 2</text:p>
      <text:p text:style-name="P1"><text:s text:c="10"/>relative_l: -2.6020493234306317</text:p>
      <text:p text:style-name="P1"><text:s text:c="10"/>angle_diff: -0.19799757085521996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6.56003935123</text:p>
      <text:p text:style-name="P1"><text:s text:c="12"/>y: 4140633.2823710353</text:p>
      <text:p text:style-name="P1"><text:s text:c="10"/>}</text:p>
      <text:p text:style-name="P1"><text:s text:c="10"/>heading: -1.8693843028406574</text:p>
      <text:p text:style-name="P1"><text:s text:c="10"/>width: 2.0741903780611883</text:p>
      <text:p text:style-name="P1"><text:s text:c="10"/>relative_s: 4</text:p>
      <text:p text:style-name="P1"><text:s text:c="10"/>relative_l: -2.6020493234306317</text:p>
      <text:p text:style-name="P1"><text:s text:c="10"/>angle_diff: -0.16194130151578268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6.00746868283</text:p>
      <text:p text:style-name="P1"><text:s text:c="12"/>y: 4140631.3606774863</text:p>
      <text:p text:style-name="P1"><text:s text:c="10"/>}</text:p>
      <text:p text:style-name="P1"><text:s text:c="10"/>heading: -1.8303900868903269</text:p>
      <text:p text:style-name="P1"><text:s text:c="10"/>width: 2.0545685861717038</text:p>
      <text:p text:style-name="P1"><text:s text:c="10"/>relative_s: 6</text:p>
      <text:p text:style-name="P1"><text:s text:c="10"/>relative_l: -2.6020493234306317</text:p>
      <text:p text:style-name="P1"><text:soft-page-break/><text:s text:c="10"/>angle_diff: -0.20093551746611293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5.462757553</text:p>
      <text:p text:style-name="P1"><text:s text:c="12"/>y: 4140629.4367392082</text:p>
      <text:p text:style-name="P1"><text:s text:c="10"/>}</text:p>
      <text:p text:style-name="P1"><text:s text:c="10"/>heading: -1.8290804620623167</text:p>
      <text:p text:style-name="P1"><text:s text:c="10"/>width: 2.0375887174682772</text:p>
      <text:p text:style-name="P1"><text:s text:c="10"/>relative_s: 8</text:p>
      <text:p text:style-name="P1"><text:s text:c="10"/>relative_l: -2.6020493234306317</text:p>
      <text:p text:style-name="P1"><text:s text:c="10"/>angle_diff: -0.20224514229412316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4.91804908111</text:p>
      <text:p text:style-name="P1"><text:s text:c="12"/>y: 4140627.51278637</text:p>
      <text:p text:style-name="P1"><text:s text:c="10"/>}</text:p>
      <text:p text:style-name="P1"><text:s text:c="10"/>heading: -1.8715838441076571</text:p>
      <text:p text:style-name="P1"><text:s text:c="10"/>width: 2.0277641302119869</text:p>
      <text:p text:style-name="P1"><text:s text:c="10"/>relative_s: 10</text:p>
      <text:p text:style-name="P1"><text:s text:c="10"/>relative_l: -2.6020493234306317</text:p>
      <text:p text:style-name="P1"><text:s text:c="10"/>angle_diff: -0.15974176024878251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4.37334598508</text:p>
      <text:p text:style-name="P1"><text:s text:c="12"/>y: 4140625.5888459757</text:p>
      <text:p text:style-name="P1"><text:s text:c="10"/>}</text:p>
      <text:p text:style-name="P1"><text:s text:c="10"/>heading: -1.8703116107681235</text:p>
      <text:p text:style-name="P1"><text:s text:c="10"/>width: 2.0218387148734389</text:p>
      <text:p text:style-name="P1"><text:s text:c="10"/>relative_s: 12</text:p>
      <text:p text:style-name="P1"><text:s text:c="10"/>relative_l: -2.6020493234306317</text:p>
      <text:p text:style-name="P1"><text:s text:c="10"/>angle_diff: -0.16101399358831614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3.82121867</text:p>
      <text:p text:style-name="P1"><text:s text:c="12"/>y: 4140623.6670590336</text:p>
      <text:p text:style-name="P1"><text:s text:c="10"/>}</text:p>
      <text:p text:style-name="P1"><text:s text:c="10"/>heading: -1.8328618105616921</text:p>
      <text:p text:style-name="P1"><text:s text:c="10"/>width: 2.0160468048611424</text:p>
      <text:p text:style-name="P1"><text:s text:c="10"/>relative_s: 14</text:p>
      <text:p text:style-name="P1"><text:s text:c="10"/>relative_l: -2.6020493234306317</text:p>
      <text:p text:style-name="P1"><text:s text:c="10"/>angle_diff: -0.19846379379474755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3.27676251216</text:p>
      <text:p text:style-name="P1"><text:s text:c="12"/>y: 4140621.7430614177</text:p>
      <text:p text:style-name="P1"><text:s text:c="10"/>}</text:p>
      <text:p text:style-name="P1"><text:s text:c="10"/>heading: -1.8341650869037083</text:p>
      <text:p text:style-name="P1"><text:s text:c="10"/>width: 2.0065548213078261</text:p>
      <text:p text:style-name="P1"><text:s text:c="10"/>relative_s: 16</text:p>
      <text:p text:style-name="P1"><text:s text:c="10"/>relative_l: -2.6020493234306317</text:p>
      <text:p text:style-name="P1"><text:s text:c="10"/>angle_diff: -0.19716051745273155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2.73257224518</text:p>
      <text:p text:style-name="P1"><text:soft-page-break/><text:s text:c="12"/>y: 4140619.818953224</text:p>
      <text:p text:style-name="P1"><text:s text:c="10"/>}</text:p>
      <text:p text:style-name="P1"><text:s text:c="10"/>heading: -1.8366346122574846</text:p>
      <text:p text:style-name="P1"><text:s text:c="10"/>width: 1.9968282432317135</text:p>
      <text:p text:style-name="P1"><text:s text:c="10"/>relative_s: 18</text:p>
      <text:p text:style-name="P1"><text:s text:c="10"/>relative_l: -2.6020493234306317</text:p>
      <text:p text:style-name="P1"><text:s text:c="10"/>angle_diff: -0.19469099209895546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2.18633253034</text:p>
      <text:p text:style-name="P1"><text:s text:c="12"/>y: 4140617.895447772</text:p>
      <text:p text:style-name="P1"><text:s text:c="10"/>}</text:p>
      <text:p text:style-name="P1"><text:s text:c="10"/>heading: -1.8646829627150776</text:p>
      <text:p text:style-name="P1"><text:s text:c="10"/>width: 2.0020975145908846</text:p>
      <text:p text:style-name="P1"><text:s text:c="10"/>relative_s: 20</text:p>
      <text:p text:style-name="P1"><text:s text:c="10"/>relative_l: -2.6020493234306317</text:p>
      <text:p text:style-name="P1"><text:s text:c="10"/>angle_diff: -0.16664264164136222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1.62644561159</text:p>
      <text:p text:style-name="P1"><text:s text:c="12"/>y: 4140615.9758572588</text:p>
      <text:p text:style-name="P1"><text:s text:c="10"/>}</text:p>
      <text:p text:style-name="P1"><text:s text:c="10"/>heading: -1.8394076456336921</text:p>
      <text:p text:style-name="P1"><text:s text:c="10"/>width: 2.0284891546542836</text:p>
      <text:p text:style-name="P1"><text:s text:c="10"/>relative_s: 22</text:p>
      <text:p text:style-name="P1"><text:s text:c="10"/>relative_l: -2.6020493234306317</text:p>
      <text:p text:style-name="P1"><text:s text:c="10"/>angle_diff: -0.19191795872274753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1.07089459116</text:p>
      <text:p text:style-name="P1"><text:s text:c="12"/>y: 4140614.0550211719</text:p>
      <text:p text:style-name="P1"><text:s text:c="10"/>}</text:p>
      <text:p text:style-name="P1"><text:s text:c="10"/>heading: -1.8616583257388952</text:p>
      <text:p text:style-name="P1"><text:s text:c="10"/>width: 2.0613812820078539</text:p>
      <text:p text:style-name="P1"><text:s text:c="10"/>relative_s: 24</text:p>
      <text:p text:style-name="P1"><text:s text:c="10"/>relative_l: -2.6020493234306317</text:p>
      <text:p text:style-name="P1"><text:s text:c="10"/>angle_diff: -0.1696672786175446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500.51713318308</text:p>
      <text:p text:style-name="P1"><text:s text:c="12"/>y: 4140612.133670982</text:p>
      <text:p text:style-name="P1"><text:s text:c="10"/>}</text:p>
      <text:p text:style-name="P1"><text:s text:c="10"/>heading: -1.8605279972208792</text:p>
      <text:p text:style-name="P1"><text:s text:c="10"/>width: 2.0893667028389542</text:p>
      <text:p text:style-name="P1"><text:s text:c="10"/>relative_s: 26</text:p>
      <text:p text:style-name="P1"><text:s text:c="10"/>relative_l: -2.6020493234306317</text:p>
      <text:p text:style-name="P1"><text:s text:c="10"/>angle_diff: -0.1707976071355608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499.958118204</text:p>
      <text:p text:style-name="P1"><text:s text:c="12"/>y: 4140610.2138415105</text:p>
      <text:p text:style-name="P1"><text:s text:c="10"/>}</text:p>
      <text:p text:style-name="P1"><text:s text:c="10"/>heading: -1.8439440867575874</text:p>
      <text:p text:style-name="P1"><text:s text:c="10"/>width: 2.1154502463218066</text:p>
      <text:p text:style-name="P1"><text:s text:c="10"/>relative_s: 28</text:p>
      <text:p text:style-name="P1"><text:soft-page-break/><text:s text:c="10"/>relative_l: -2.6020493234306317</text:p>
      <text:p text:style-name="P1"><text:s text:c="10"/>angle_diff: -0.18738151759885247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499.40457657352</text:p>
      <text:p text:style-name="P1"><text:s text:c="12"/>y: 4140608.2924419288</text:p>
      <text:p text:style-name="P1"><text:s text:c="10"/>}</text:p>
      <text:p text:style-name="P1"><text:s text:c="10"/>heading: -1.8450632798146067</text:p>
      <text:p text:style-name="P1"><text:s text:c="10"/>width: 2.1431115306952879</text:p>
      <text:p text:style-name="P1"><text:s text:c="10"/>relative_s: 30</text:p>
      <text:p text:style-name="P1"><text:s text:c="10"/>relative_l: -2.6020493234306317</text:p>
      <text:p text:style-name="P1"><text:s text:c="10"/>angle_diff: -0.18626232454183311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498.84822089737</text:p>
      <text:p text:style-name="P1"><text:s text:c="12"/>y: 4140606.3718321552</text:p>
      <text:p text:style-name="P1"><text:s text:c="10"/>}</text:p>
      <text:p text:style-name="P1"><text:s text:c="10"/>heading: -1.856142924238108</text:p>
      <text:p text:style-name="P1"><text:s text:c="10"/>width: 2.1700681244607876</text:p>
      <text:p text:style-name="P1"><text:s text:c="10"/>relative_s: 32</text:p>
      <text:p text:style-name="P1"><text:s text:c="10"/>relative_l: -2.6020493234306317</text:p>
      <text:p text:style-name="P1"><text:s text:c="10"/>angle_diff: -0.17518268011833182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498.28971483221</text:p>
      <text:p text:style-name="P1"><text:s text:c="12"/>y: 4140604.4518492878</text:p>
      <text:p text:style-name="P1"><text:s text:c="10"/>}</text:p>
      <text:p text:style-name="P1"><text:s text:c="10"/>heading: -1.8480504305832595</text:p>
      <text:p text:style-name="P1"><text:s text:c="10"/>width: 2.1944622159220355</text:p>
      <text:p text:style-name="P1"><text:s text:c="10"/>relative_s: 34</text:p>
      <text:p text:style-name="P1"><text:s text:c="10"/>relative_l: -2.6020493234306317</text:p>
      <text:p text:style-name="P1"><text:s text:c="10"/>angle_diff: -0.18327517377318037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497.73221465526</text:p>
      <text:p text:style-name="P1"><text:s text:c="12"/>y: 4140602.5315837464</text:p>
      <text:p text:style-name="P1"><text:s text:c="10"/>}</text:p>
      <text:p text:style-name="P1"><text:s text:c="10"/>heading: -1.8535669143328151</text:p>
      <text:p text:style-name="P1"><text:s text:c="10"/>width: 2.2207799018462033</text:p>
      <text:p text:style-name="P1"><text:s text:c="10"/>relative_s: 36</text:p>
      <text:p text:style-name="P1"><text:s text:c="10"/>relative_l: -2.6020493234306317</text:p>
      <text:p text:style-name="P1"><text:s text:c="10"/>angle_diff: -0.17775869002362477</text:p>
      <text:p text:style-name="P1"><text:s text:c="8"/>}</text:p>
      <text:p text:style-name="P1"><text:s text:c="8"/>lane_point {</text:p>
      <text:p text:style-name="P1"><text:s text:c="10"/>position {</text:p>
      <text:p text:style-name="P1"><text:s text:c="12"/>x: 587497.16545097751</text:p>
      <text:p text:style-name="P1"><text:s text:c="12"/>y: 4140600.6139814942</text:p>
      <text:p text:style-name="P1"><text:s text:c="10"/>}</text:p>
      <text:p text:style-name="P1"><text:s text:c="10"/>heading: -1.8506816377152702</text:p>
      <text:p text:style-name="P1"><text:s text:c="10"/>width: 2.2519445918893748</text:p>
      <text:p text:style-name="P1"><text:s text:c="10"/>relative_s: 38</text:p>
      <text:p text:style-name="P1"><text:s text:c="10"/>relative_l: -2.6020493234306317</text:p>
      <text:p text:style-name="P1"><text:s text:c="10"/>angle_diff: -0.18064396664116966</text:p>
      <text:p text:style-name="P1"><text:s text:c="8"/>}</text:p>
      <text:p text:style-name="P1"><text:s text:c="8"/>total_length: 83.272283339480637</text:p>
      <text:p text:style-name="P1"><text:s text:c="6"/>}</text:p>
      <text:p text:style-name="P1"><text:soft-page-break/><text:s text:c="6"/>lane_segment {</text:p>
      <text:p text:style-name="P1"><text:s text:c="8"/>lane_id: "1873_1_-2"</text:p>
      <text:p text:style-name="P1"><text:s text:c="8"/>start_s: 0</text:p>
      <text:p text:style-name="P1"><text:s text:c="8"/>end_s: 9.1950553837160971</text:p>
      <text:p text:style-name="P1"><text:s text:c="8"/>lane_turn_type: 1</text:p>
      <text:p text:style-name="P1"><text:s text:c="8"/>total_length: 9.1950553837160971</text:p>
      <text:p text:style-name="P1"><text:s text:c="6"/>}</text:p>
      <text:p text:style-name="P1"><text:s text:c="6"/>lane_segment {</text:p>
      <text:p text:style-name="P1"><text:s text:c="8"/>lane_id: "594_1_-2"</text:p>
      <text:p text:style-name="P1"><text:s text:c="8"/>start_s: 0</text:p>
      <text:p text:style-name="P1"><text:s text:c="8"/>end_s: 17.869848248708159</text:p>
      <text:p text:style-name="P1"><text:s text:c="8"/>lane_turn_type: 1</text:p>
      <text:p text:style-name="P1"><text:s text:c="8"/>total_length: 17.869848248708159</text:p>
      <text:p text:style-name="P1"><text:s text:c="6"/>}</text:p>
      <text:p text:style-name="P1"><text:s text:c="6"/>lane_segment {</text:p>
      <text:p text:style-name="P1"><text:s text:c="8"/>lane_id: "513_1_-3"</text:p>
      <text:p text:style-name="P1"><text:s text:c="8"/>start_s: 0</text:p>
      <text:p text:style-name="P1"><text:s text:c="8"/>end_s: 41.214243592386</text:p>
      <text:p text:style-name="P1"><text:s text:c="8"/>lane_turn_type: 1</text:p>
      <text:p text:style-name="P1"><text:s text:c="8"/>total_length: 41.214243592386</text:p>
      <text:p text:style-name="P1"><text:s text:c="6"/>}</text:p>
      <text:p text:style-name="P1"><text:s text:c="6"/>label: 0</text:p>
      <text:p text:style-name="P1"><text:s text:c="6"/>probability: 0.89594924449920654</text:p>
      <text:p text:style-name="P1"><text:s text:c="6"/>acceleration: 0.061740163713693619</text:p>
      <text:p text:style-name="P1"><text:s text:c="6"/>path_point {</text:p>
      <text:p text:style-name="P1"><text:s text:c="8"/>theta: -1.8651540853243604</text:p>
      <text:p text:style-name="P1"><text:s text:c="8"/>kappa: 0.015913017955061531</text:p>
      <text:p text:style-name="P1"><text:s text:c="8"/>s: 0</text:p>
      <text:p text:style-name="P1"><text:s text:c="6"/>}</text:p>
      <text:p text:style-name="P1"><text:s text:c="6"/>path_point {</text:p>
      <text:p text:style-name="P1"><text:s text:c="8"/>theta: -1.8333280335012196</text:p>
      <text:p text:style-name="P1"><text:s text:c="8"/>kappa: 0.018028125655656035</text:p>
      <text:p text:style-name="P1"><text:s text:c="8"/>s: 2</text:p>
      <text:p text:style-name="P1"><text:s text:c="6"/>}</text:p>
      <text:p text:style-name="P1"><text:s text:c="6"/>path_point {</text:p>
      <text:p text:style-name="P1"><text:s text:c="8"/>theta: -1.8693843028406574</text:p>
      <text:p text:style-name="P1"><text:s text:c="8"/>kappa: 0.019497098226616015</text:p>
      <text:p text:style-name="P1"><text:s text:c="8"/>s: 4</text:p>
      <text:p text:style-name="P1"><text:s text:c="6"/>}</text:p>
      <text:p text:style-name="P1"><text:s text:c="6"/>path_point {</text:p>
      <text:p text:style-name="P1"><text:s text:c="8"/>theta: -1.8303900868903269</text:p>
      <text:p text:style-name="P1"><text:s text:c="8"/>kappa: 0.00065481208659906923</text:p>
      <text:p text:style-name="P1"><text:s text:c="8"/>s: 6</text:p>
      <text:p text:style-name="P1"><text:s text:c="6"/>}</text:p>
      <text:p text:style-name="P1"><text:s text:c="6"/>path_point {</text:p>
      <text:p text:style-name="P1"><text:s text:c="8"/>theta: -1.8290804620623167</text:p>
      <text:p text:style-name="P1"><text:s text:c="8"/>kappa: 0.021251680396829904</text:p>
      <text:p text:style-name="P1"><text:s text:c="8"/>s: 8</text:p>
      <text:p text:style-name="P1"><text:s text:c="6"/>}</text:p>
      <text:p text:style-name="P1"><text:s text:c="6"/>path_point {</text:p>
      <text:p text:style-name="P1"><text:s text:c="8"/>theta: -1.8715838441076571</text:p>
      <text:p text:style-name="P1"><text:s text:c="8"/>kappa: 0.00063611635170864153</text:p>
      <text:p text:style-name="P1"><text:s text:c="8"/>s: 10</text:p>
      <text:p text:style-name="P1"><text:s text:c="6"/>}</text:p>
      <text:p text:style-name="P1"><text:s text:c="6"/>path_point {</text:p>
      <text:p text:style-name="P1"><text:s text:c="8"/>theta: -1.8703116107681235</text:p>
      <text:p text:style-name="P1"><text:s text:c="8"/>kappa: 0.018724890740770331</text:p>
      <text:p text:style-name="P1"><text:s text:c="8"/>s: 12</text:p>
      <text:p text:style-name="P1"><text:s text:c="6"/>}</text:p>
      <text:p text:style-name="P1"><text:s text:c="6"/>path_point {</text:p>
      <text:p text:style-name="P1"><text:soft-page-break/><text:s text:c="8"/>theta: -1.8328618105616921</text:p>
      <text:p text:style-name="P1"><text:s text:c="8"/>kappa: 0.00065163784518907286</text:p>
      <text:p text:style-name="P1"><text:s text:c="8"/>s: 14</text:p>
      <text:p text:style-name="P1"><text:s text:c="6"/>}</text:p>
      <text:p text:style-name="P1"><text:s text:c="6"/>path_point {</text:p>
      <text:p text:style-name="P1"><text:s text:c="8"/>theta: -1.8341650869037083</text:p>
      <text:p text:style-name="P1"><text:s text:c="8"/>kappa: 0.0012347620595070162</text:p>
      <text:p text:style-name="P1"><text:s text:c="8"/>s: 16</text:p>
      <text:p text:style-name="P1"><text:s text:c="6"/>}</text:p>
      <text:p text:style-name="P1"><text:s text:c="6"/>path_point {</text:p>
      <text:p text:style-name="P1"><text:s text:c="8"/>theta: -1.8366346122574846</text:p>
      <text:p text:style-name="P1"><text:s text:c="8"/>kappa: 0.014024168216712289</text:p>
      <text:p text:style-name="P1"><text:s text:c="8"/>s: 18</text:p>
      <text:p text:style-name="P1"><text:s text:c="6"/>}</text:p>
      <text:p text:style-name="P1"><text:s text:c="6"/>path_point {</text:p>
      <text:p text:style-name="P1"><text:s text:c="8"/>theta: -1.8646829627150776</text:p>
      <text:p text:style-name="P1"><text:s text:c="8"/>kappa: 0.012637652221866764</text:p>
      <text:p text:style-name="P1"><text:s text:c="8"/>s: 20</text:p>
      <text:p text:style-name="P1"><text:s text:c="6"/>}</text:p>
      <text:p text:style-name="P1"><text:s text:c="6"/>path_point {</text:p>
      <text:p text:style-name="P1"><text:s text:c="8"/>theta: -1.8394076456336921</text:p>
      <text:p text:style-name="P1"><text:s text:c="8"/>kappa: 0.011125334489934217</text:p>
      <text:p text:style-name="P1"><text:s text:c="8"/>s: 22</text:p>
      <text:p text:style-name="P1"><text:s text:c="6"/>}</text:p>
      <text:p text:style-name="P1"><text:s text:c="6"/>path_point {</text:p>
      <text:p text:style-name="P1"><text:s text:c="8"/>theta: -1.8616583257388952</text:p>
      <text:p text:style-name="P1"><text:s text:c="8"/>kappa: 0.00056516397642611133</text:p>
      <text:p text:style-name="P1"><text:s text:c="8"/>s: 24</text:p>
      <text:p text:style-name="P1"><text:s text:c="6"/>}</text:p>
      <text:p text:style-name="P1"><text:s text:c="6"/>path_point {</text:p>
      <text:p text:style-name="P1"><text:s text:c="8"/>theta: -1.8605279972208792</text:p>
      <text:p text:style-name="P1"><text:s text:c="8"/>kappa: 0.00829195108567051</text:p>
      <text:p text:style-name="P1"><text:s text:c="8"/>s: 26</text:p>
      <text:p text:style-name="P1"><text:s text:c="6"/>}</text:p>
      <text:p text:style-name="P1"><text:s text:c="6"/>path_point {</text:p>
      <text:p text:style-name="P1"><text:s text:c="8"/>theta: -1.8439440867575874</text:p>
      <text:p text:style-name="P1"><text:s text:c="8"/>kappa: 0.00055959624871155156</text:p>
      <text:p text:style-name="P1"><text:s text:c="8"/>s: 28</text:p>
      <text:p text:style-name="P1"><text:s text:c="6"/>}</text:p>
      <text:p text:style-name="P1"><text:s text:c="6"/>path_point {</text:p>
      <text:p text:style-name="P1"><text:s text:c="8"/>theta: -1.8450632798146067</text:p>
      <text:p text:style-name="P1"><text:s text:c="8"/>ka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0125 14:16:04.344383 31993 lane_sequence_predictor.cc:120] [DEBUG] 得到一个车道序列为：lane_sequence_id: 2</text:p>
      <text:p text:style-name="P1">lane_segment {</text:p>
      <text:p text:style-name="P1"><text:s text:c="2"/>lane_id: "2443_1_-2"</text:p>
      <text:p text:style-name="P1"><text:s text:c="2"/>start_s: 5.4460803776695288</text:p>
      <text:p text:style-name="P1"><text:s text:c="2"/>end_s: 83.272283339480637</text:p>
      <text:p text:style-name="P1"><text:s text:c="2"/>lane_turn_type: 1</text:p>
      <text:p text:style-name="P1"><text:s text:c="2"/>lane_point {</text:p>
      <text:p text:style-name="P1"><text:s text:c="4"/>position {</text:p>
      <text:p text:style-name="P1"><text:s text:c="6"/>x: 587507.657434495</text:p>
      <text:p text:style-name="P1"><text:s text:c="6"/>y: 4140637.1279831817</text:p>
      <text:p text:style-name="P1"><text:s text:c="4"/>}</text:p>
      <text:p text:style-name="P1"><text:s text:c="4"/>heading: -1.8651540853243604</text:p>
      <text:p text:style-name="P1"><text:s text:c="4"/>width: 2.0833164936762283</text:p>
      <text:p text:style-name="P1"><text:s text:c="4"/>relative_s: 0</text:p>
      <text:p text:style-name="P1"><text:s text:c="4"/>relative_l: -2.6020493234306317</text:p>
      <text:p text:style-name="P1"><text:s text:c="4"/>angle_diff: -0.16617151903207938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7.10538014921</text:p>
      <text:p text:style-name="P1"><text:s text:c="6"/>y: 4140635.2061283579</text:p>
      <text:p text:style-name="P1"><text:s text:c="4"/>}</text:p>
      <text:p text:style-name="P1"><text:s text:c="4"/>heading: -1.8333280335012196</text:p>
      <text:p text:style-name="P1"><text:s text:c="4"/>width: 2.0848333837550204</text:p>
      <text:p text:style-name="P1"><text:s text:c="4"/>relative_s: 2</text:p>
      <text:p text:style-name="P1"><text:s text:c="4"/>relative_l: -2.6020493234306317</text:p>
      <text:p text:style-name="P1"><text:s text:c="4"/>angle_diff: -0.19799757085521996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6.56003935123</text:p>
      <text:p text:style-name="P1"><text:s text:c="6"/>y: 4140633.2823710353</text:p>
      <text:p text:style-name="P1"><text:s text:c="4"/>}</text:p>
      <text:p text:style-name="P1"><text:s text:c="4"/>heading: -1.8693843028406574</text:p>
      <text:p text:style-name="P1"><text:s text:c="4"/>width: 2.0741903780611883</text:p>
      <text:p text:style-name="P1"><text:s text:c="4"/>relative_s: 4</text:p>
      <text:p text:style-name="P1"><text:s text:c="4"/>relative_l: -2.6020493234306317</text:p>
      <text:p text:style-name="P1"><text:s text:c="4"/>angle_diff: -0.16194130151578268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6.00746868283</text:p>
      <text:p text:style-name="P1"><text:s text:c="6"/>y: 4140631.3606774863</text:p>
      <text:p text:style-name="P1"><text:s text:c="4"/>}</text:p>
      <text:p text:style-name="P1"><text:s text:c="4"/>heading: -1.8303900868903269</text:p>
      <text:p text:style-name="P1"><text:s text:c="4"/>width: 2.0545685861717038</text:p>
      <text:p text:style-name="P1"><text:s text:c="4"/>relative_s: 6</text:p>
      <text:p text:style-name="P1"><text:s text:c="4"/>relative_l: -2.6020493234306317</text:p>
      <text:p text:style-name="P1"><text:s text:c="4"/>angle_diff: -0.20093551746611293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5.462757553</text:p>
      <text:p text:style-name="P1"><text:s text:c="6"/>y: 4140629.4367392082</text:p>
      <text:p text:style-name="P1"><text:s text:c="4"/>}</text:p>
      <text:p text:style-name="P1"><text:s text:c="4"/>heading: -1.8290804620623167</text:p>
      <text:p text:style-name="P1"><text:s text:c="4"/>width: 2.0375887174682772</text:p>
      <text:p text:style-name="P1"><text:s text:c="4"/>relative_s: 8</text:p>
      <text:p text:style-name="P1"><text:soft-page-break/><text:s text:c="4"/>relative_l: -2.6020493234306317</text:p>
      <text:p text:style-name="P1"><text:s text:c="4"/>angle_diff: -0.20224514229412316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4.91804908111</text:p>
      <text:p text:style-name="P1"><text:s text:c="6"/>y: 4140627.51278637</text:p>
      <text:p text:style-name="P1"><text:s text:c="4"/>}</text:p>
      <text:p text:style-name="P1"><text:s text:c="4"/>heading: -1.8715838441076571</text:p>
      <text:p text:style-name="P1"><text:s text:c="4"/>width: 2.0277641302119869</text:p>
      <text:p text:style-name="P1"><text:s text:c="4"/>relative_s: 10</text:p>
      <text:p text:style-name="P1"><text:s text:c="4"/>relative_l: -2.6020493234306317</text:p>
      <text:p text:style-name="P1"><text:s text:c="4"/>angle_diff: -0.15974176024878251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4.37334598508</text:p>
      <text:p text:style-name="P1"><text:s text:c="6"/>y: 4140625.5888459757</text:p>
      <text:p text:style-name="P1"><text:s text:c="4"/>}</text:p>
      <text:p text:style-name="P1"><text:s text:c="4"/>heading: -1.8703116107681235</text:p>
      <text:p text:style-name="P1"><text:s text:c="4"/>width: 2.0218387148734389</text:p>
      <text:p text:style-name="P1"><text:s text:c="4"/>relative_s: 12</text:p>
      <text:p text:style-name="P1"><text:s text:c="4"/>relative_l: -2.6020493234306317</text:p>
      <text:p text:style-name="P1"><text:s text:c="4"/>angle_diff: -0.16101399358831614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3.82121867</text:p>
      <text:p text:style-name="P1"><text:s text:c="6"/>y: 4140623.6670590336</text:p>
      <text:p text:style-name="P1"><text:s text:c="4"/>}</text:p>
      <text:p text:style-name="P1"><text:s text:c="4"/>heading: -1.8328618105616921</text:p>
      <text:p text:style-name="P1"><text:s text:c="4"/>width: 2.0160468048611424</text:p>
      <text:p text:style-name="P1"><text:s text:c="4"/>relative_s: 14</text:p>
      <text:p text:style-name="P1"><text:s text:c="4"/>relative_l: -2.6020493234306317</text:p>
      <text:p text:style-name="P1"><text:s text:c="4"/>angle_diff: -0.19846379379474755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3.27676251216</text:p>
      <text:p text:style-name="P1"><text:s text:c="6"/>y: 4140621.7430614177</text:p>
      <text:p text:style-name="P1"><text:s text:c="4"/>}</text:p>
      <text:p text:style-name="P1"><text:s text:c="4"/>heading: -1.8341650869037083</text:p>
      <text:p text:style-name="P1"><text:s text:c="4"/>width: 2.0065548213078261</text:p>
      <text:p text:style-name="P1"><text:s text:c="4"/>relative_s: 16</text:p>
      <text:p text:style-name="P1"><text:s text:c="4"/>relative_l: -2.6020493234306317</text:p>
      <text:p text:style-name="P1"><text:s text:c="4"/>angle_diff: -0.19716051745273155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2.73257224518</text:p>
      <text:p text:style-name="P1"><text:s text:c="6"/>y: 4140619.818953224</text:p>
      <text:p text:style-name="P1"><text:s text:c="4"/>}</text:p>
      <text:p text:style-name="P1"><text:s text:c="4"/>heading: -1.8366346122574846</text:p>
      <text:p text:style-name="P1"><text:s text:c="4"/>width: 1.9968282432317135</text:p>
      <text:p text:style-name="P1"><text:s text:c="4"/>relative_s: 18</text:p>
      <text:p text:style-name="P1"><text:s text:c="4"/>relative_l: -2.6020493234306317</text:p>
      <text:p text:style-name="P1"><text:s text:c="4"/>angle_diff: -0.19469099209895546</text:p>
      <text:p text:style-name="P1"><text:s text:c="2"/>}</text:p>
      <text:p text:style-name="P1"><text:s text:c="2"/>lane_point {</text:p>
      <text:p text:style-name="P1"><text:s text:c="4"/>position {</text:p>
      <text:p text:style-name="P1"><text:soft-page-break/><text:s text:c="6"/>x: 587502.18633253034</text:p>
      <text:p text:style-name="P1"><text:s text:c="6"/>y: 4140617.895447772</text:p>
      <text:p text:style-name="P1"><text:s text:c="4"/>}</text:p>
      <text:p text:style-name="P1"><text:s text:c="4"/>heading: -1.8646829627150776</text:p>
      <text:p text:style-name="P1"><text:s text:c="4"/>width: 2.0020975145908846</text:p>
      <text:p text:style-name="P1"><text:s text:c="4"/>relative_s: 20</text:p>
      <text:p text:style-name="P1"><text:s text:c="4"/>relative_l: -2.6020493234306317</text:p>
      <text:p text:style-name="P1"><text:s text:c="4"/>angle_diff: -0.16664264164136222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1.62644561159</text:p>
      <text:p text:style-name="P1"><text:s text:c="6"/>y: 4140615.9758572588</text:p>
      <text:p text:style-name="P1"><text:s text:c="4"/>}</text:p>
      <text:p text:style-name="P1"><text:s text:c="4"/>heading: -1.8394076456336921</text:p>
      <text:p text:style-name="P1"><text:s text:c="4"/>width: 2.0284891546542836</text:p>
      <text:p text:style-name="P1"><text:s text:c="4"/>relative_s: 22</text:p>
      <text:p text:style-name="P1"><text:s text:c="4"/>relative_l: -2.6020493234306317</text:p>
      <text:p text:style-name="P1"><text:s text:c="4"/>angle_diff: -0.19191795872274753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1.07089459116</text:p>
      <text:p text:style-name="P1"><text:s text:c="6"/>y: 4140614.0550211719</text:p>
      <text:p text:style-name="P1"><text:s text:c="4"/>}</text:p>
      <text:p text:style-name="P1"><text:s text:c="4"/>heading: -1.8616583257388952</text:p>
      <text:p text:style-name="P1"><text:s text:c="4"/>width: 2.0613812820078539</text:p>
      <text:p text:style-name="P1"><text:s text:c="4"/>relative_s: 24</text:p>
      <text:p text:style-name="P1"><text:s text:c="4"/>relative_l: -2.6020493234306317</text:p>
      <text:p text:style-name="P1"><text:s text:c="4"/>angle_diff: -0.1696672786175446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500.51713318308</text:p>
      <text:p text:style-name="P1"><text:s text:c="6"/>y: 4140612.133670982</text:p>
      <text:p text:style-name="P1"><text:s text:c="4"/>}</text:p>
      <text:p text:style-name="P1"><text:s text:c="4"/>heading: -1.8605279972208792</text:p>
      <text:p text:style-name="P1"><text:s text:c="4"/>width: 2.0893667028389542</text:p>
      <text:p text:style-name="P1"><text:s text:c="4"/>relative_s: 26</text:p>
      <text:p text:style-name="P1"><text:s text:c="4"/>relative_l: -2.6020493234306317</text:p>
      <text:p text:style-name="P1"><text:s text:c="4"/>angle_diff: -0.1707976071355608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499.958118204</text:p>
      <text:p text:style-name="P1"><text:s text:c="6"/>y: 4140610.2138415105</text:p>
      <text:p text:style-name="P1"><text:s text:c="4"/>}</text:p>
      <text:p text:style-name="P1"><text:s text:c="4"/>heading: -1.8439440867575874</text:p>
      <text:p text:style-name="P1"><text:s text:c="4"/>width: 2.1154502463218066</text:p>
      <text:p text:style-name="P1"><text:s text:c="4"/>relative_s: 28</text:p>
      <text:p text:style-name="P1"><text:s text:c="4"/>relative_l: -2.6020493234306317</text:p>
      <text:p text:style-name="P1"><text:s text:c="4"/>angle_diff: -0.18738151759885247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499.40457657352</text:p>
      <text:p text:style-name="P1"><text:s text:c="6"/>y: 4140608.2924419288</text:p>
      <text:p text:style-name="P1"><text:s text:c="4"/>}</text:p>
      <text:p text:style-name="P1"><text:s text:c="4"/>heading: -1.8450632798146067</text:p>
      <text:p text:style-name="P1"><text:s text:c="4"/>width: 2.1431115306952879</text:p>
      <text:p text:style-name="P1"><text:soft-page-break/><text:s text:c="4"/>relative_s: 30</text:p>
      <text:p text:style-name="P1"><text:s text:c="4"/>relative_l: -2.6020493234306317</text:p>
      <text:p text:style-name="P1"><text:s text:c="4"/>angle_diff: -0.18626232454183311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498.84822089737</text:p>
      <text:p text:style-name="P1"><text:s text:c="6"/>y: 4140606.3718321552</text:p>
      <text:p text:style-name="P1"><text:s text:c="4"/>}</text:p>
      <text:p text:style-name="P1"><text:s text:c="4"/>heading: -1.856142924238108</text:p>
      <text:p text:style-name="P1"><text:s text:c="4"/>width: 2.1700681244607876</text:p>
      <text:p text:style-name="P1"><text:s text:c="4"/>relative_s: 32</text:p>
      <text:p text:style-name="P1"><text:s text:c="4"/>relative_l: -2.6020493234306317</text:p>
      <text:p text:style-name="P1"><text:s text:c="4"/>angle_diff: -0.17518268011833182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498.28971483221</text:p>
      <text:p text:style-name="P1"><text:s text:c="6"/>y: 4140604.4518492878</text:p>
      <text:p text:style-name="P1"><text:s text:c="4"/>}</text:p>
      <text:p text:style-name="P1"><text:s text:c="4"/>heading: -1.8480504305832595</text:p>
      <text:p text:style-name="P1"><text:s text:c="4"/>width: 2.1944622159220355</text:p>
      <text:p text:style-name="P1"><text:s text:c="4"/>relative_s: 34</text:p>
      <text:p text:style-name="P1"><text:s text:c="4"/>relative_l: -2.6020493234306317</text:p>
      <text:p text:style-name="P1"><text:s text:c="4"/>angle_diff: -0.18327517377318037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497.73221465526</text:p>
      <text:p text:style-name="P1"><text:s text:c="6"/>y: 4140602.5315837464</text:p>
      <text:p text:style-name="P1"><text:s text:c="4"/>}</text:p>
      <text:p text:style-name="P1"><text:s text:c="4"/>heading: -1.8535669143328151</text:p>
      <text:p text:style-name="P1"><text:s text:c="4"/>width: 2.2207799018462033</text:p>
      <text:p text:style-name="P1"><text:s text:c="4"/>relative_s: 36</text:p>
      <text:p text:style-name="P1"><text:s text:c="4"/>relative_l: -2.6020493234306317</text:p>
      <text:p text:style-name="P1"><text:s text:c="4"/>angle_diff: -0.17775869002362477</text:p>
      <text:p text:style-name="P1"><text:s text:c="2"/>}</text:p>
      <text:p text:style-name="P1"><text:s text:c="2"/>lane_point {</text:p>
      <text:p text:style-name="P1"><text:s text:c="4"/>position {</text:p>
      <text:p text:style-name="P1"><text:s text:c="6"/>x: 587497.16545097751</text:p>
      <text:p text:style-name="P1"><text:s text:c="6"/>y: 4140600.6139814942</text:p>
      <text:p text:style-name="P1"><text:s text:c="4"/>}</text:p>
      <text:p text:style-name="P1"><text:s text:c="4"/>heading: -1.8506816377152702</text:p>
      <text:p text:style-name="P1"><text:s text:c="4"/>width: 2.2519445918893748</text:p>
      <text:p text:style-name="P1"><text:s text:c="4"/>relative_s: 38</text:p>
      <text:p text:style-name="P1"><text:s text:c="4"/>relative_l: -2.6020493234306317</text:p>
      <text:p text:style-name="P1"><text:s text:c="4"/>angle_diff: -0.18064396664116966</text:p>
      <text:p text:style-name="P1"><text:s text:c="2"/>}</text:p>
      <text:p text:style-name="P1"><text:s text:c="2"/>total_length: 83.272283339480637</text:p>
      <text:p text:style-name="P1">}</text:p>
      <text:p text:style-name="P1">lane_segment {</text:p>
      <text:p text:style-name="P1"><text:s text:c="2"/>lane_id: "1873_1_-2"</text:p>
      <text:p text:style-name="P1"><text:s text:c="2"/>start_s: 0</text:p>
      <text:p text:style-name="P1"><text:s text:c="2"/>end_s: 9.1950553837160971</text:p>
      <text:p text:style-name="P1"><text:s text:c="2"/>lane_turn_type: 1</text:p>
      <text:p text:style-name="P1"><text:s text:c="2"/>total_length: 9.1950553837160971</text:p>
      <text:p text:style-name="P1">}</text:p>
      <text:p text:style-name="P1">lane_segment {</text:p>
      <text:p text:style-name="P1"><text:s text:c="2"/>lane_id: "594_1_-2"</text:p>
      <text:p text:style-name="P1"><text:s text:c="2"/>start_s: 0</text:p>
      <text:p text:style-name="P1"><text:soft-page-break/><text:s text:c="2"/>end_s: 17.869848248708159</text:p>
      <text:p text:style-name="P1"><text:s text:c="2"/>lane_turn_type: 1</text:p>
      <text:p text:style-name="P1"><text:s text:c="2"/>total_length: 17.869848248708159</text:p>
      <text:p text:style-name="P1">}</text:p>
      <text:p text:style-name="P1">lane_segment {</text:p>
      <text:p text:style-name="P1"><text:s text:c="2"/>lane_id: "513_1_-3"</text:p>
      <text:p text:style-name="P1"><text:s text:c="2"/>start_s: 0</text:p>
      <text:p text:style-name="P1"><text:s text:c="2"/>end_s: 41.214243592386</text:p>
      <text:p text:style-name="P1"><text:s text:c="2"/>lane_turn_type: 1</text:p>
      <text:p text:style-name="P1"><text:s text:c="2"/>total_length: 41.214243592386</text:p>
      <text:p text:style-name="P1">}</text:p>
      <text:p text:style-name="P1">label: 0</text:p>
      <text:p text:style-name="P1">probability: 0.89594924449920654</text:p>
      <text:p text:style-name="P1">acceleration: 0.061740163713693619</text:p>
      <text:p text:style-name="P1">path_point {</text:p>
      <text:p text:style-name="P1"><text:s text:c="2"/>theta: -1.8651540853243604</text:p>
      <text:p text:style-name="P1"><text:s text:c="2"/>kappa: 0.015913017955061531</text:p>
      <text:p text:style-name="P1"><text:s text:c="2"/>s: 0</text:p>
      <text:p text:style-name="P1">}</text:p>
      <text:p text:style-name="P1">path_point {</text:p>
      <text:p text:style-name="P1"><text:s text:c="2"/>theta: -1.8333280335012196</text:p>
      <text:p text:style-name="P1"><text:s text:c="2"/>kappa: 0.018028125655656035</text:p>
      <text:p text:style-name="P1"><text:s text:c="2"/>s: 2</text:p>
      <text:p text:style-name="P1">}</text:p>
      <text:p text:style-name="P1">path_point {</text:p>
      <text:p text:style-name="P1"><text:s text:c="2"/>theta: -1.8693843028406574</text:p>
      <text:p text:style-name="P1"><text:s text:c="2"/>kappa: 0.019497098226616015</text:p>
      <text:p text:style-name="P1"><text:s text:c="2"/>s: 4</text:p>
      <text:p text:style-name="P1">}</text:p>
      <text:p text:style-name="P1">path_point {</text:p>
      <text:p text:style-name="P1"><text:s text:c="2"/>theta: -1.8303900868903269</text:p>
      <text:p text:style-name="P1"><text:s text:c="2"/>kappa: 0.00065481208659906923</text:p>
      <text:p text:style-name="P1"><text:s text:c="2"/>s: 6</text:p>
      <text:p text:style-name="P1">}</text:p>
      <text:p text:style-name="P1">path_point {</text:p>
      <text:p text:style-name="P1"><text:s text:c="2"/>theta: -1.8290804620623167</text:p>
      <text:p text:style-name="P1"><text:s text:c="2"/>kappa: 0.021251680396829904</text:p>
      <text:p text:style-name="P1"><text:s text:c="2"/>s: 8</text:p>
      <text:p text:style-name="P1">}</text:p>
      <text:p text:style-name="P1">path_point {</text:p>
      <text:p text:style-name="P1"><text:s text:c="2"/>theta: -1.8715838441076571</text:p>
      <text:p text:style-name="P1"><text:s text:c="2"/>kappa: 0.00063611635170864153</text:p>
      <text:p text:style-name="P1"><text:s text:c="2"/>s: 10</text:p>
      <text:p text:style-name="P1">}</text:p>
      <text:p text:style-name="P1">path_point {</text:p>
      <text:p text:style-name="P1"><text:s text:c="2"/>theta: -1.8703116107681235</text:p>
      <text:p text:style-name="P1"><text:s text:c="2"/>kappa: 0.018724890740770331</text:p>
      <text:p text:style-name="P1"><text:s text:c="2"/>s: 12</text:p>
      <text:p text:style-name="P1">}</text:p>
      <text:p text:style-name="P1">path_point {</text:p>
      <text:p text:style-name="P1"><text:s text:c="2"/>theta: -1.8328618105616921</text:p>
      <text:p text:style-name="P1"><text:s text:c="2"/>kappa: 0.00065163784518907286</text:p>
      <text:p text:style-name="P1"><text:s text:c="2"/>s: 14</text:p>
      <text:p text:style-name="P1">}</text:p>
      <text:p text:style-name="P1">path_point {</text:p>
      <text:p text:style-name="P1"><text:s text:c="2"/>theta: -1.8341650869037083</text:p>
      <text:p text:style-name="P1"><text:s text:c="2"/>kappa: 0.0012347620595070162</text:p>
      <text:p text:style-name="P1"><text:s text:c="2"/>s: 16</text:p>
      <text:p text:style-name="P1">}</text:p>
      <text:p text:style-name="P1">path_point {</text:p>
      <text:p text:style-name="P1"><text:soft-page-break/><text:s text:c="2"/>theta: -1.8366346122574846</text:p>
      <text:p text:style-name="P1"><text:s text:c="2"/>kappa: 0.014024168216712289</text:p>
      <text:p text:style-name="P1"><text:s text:c="2"/>s: 18</text:p>
      <text:p text:style-name="P1">}</text:p>
      <text:p text:style-name="P1">path_point {</text:p>
      <text:p text:style-name="P1"><text:s text:c="2"/>theta: -1.8646829627150776</text:p>
      <text:p text:style-name="P1"><text:s text:c="2"/>kappa: 0.012637652221866764</text:p>
      <text:p text:style-name="P1"><text:s text:c="2"/>s: 20</text:p>
      <text:p text:style-name="P1">}</text:p>
      <text:p text:style-name="P1">path_point {</text:p>
      <text:p text:style-name="P1"><text:s text:c="2"/>theta: -1.8394076456336921</text:p>
      <text:p text:style-name="P1"><text:s text:c="2"/>kappa: 0.011125334489934217</text:p>
      <text:p text:style-name="P1"><text:s text:c="2"/>s: 22</text:p>
      <text:p text:style-name="P1">}</text:p>
      <text:p text:style-name="P1">path_point {</text:p>
      <text:p text:style-name="P1"><text:s text:c="2"/>theta: -1.8616583257388952</text:p>
      <text:p text:style-name="P1"><text:s text:c="2"/>kappa: 0.00056516397642611133</text:p>
      <text:p text:style-name="P1"><text:s text:c="2"/>s: 24</text:p>
      <text:p text:style-name="P1">}</text:p>
      <text:p text:style-name="P1">path_point {</text:p>
      <text:p text:style-name="P1"><text:s text:c="2"/>theta: -1.8605279972208792</text:p>
      <text:p text:style-name="P1"><text:s text:c="2"/>kappa: 0.00829195108567051</text:p>
      <text:p text:style-name="P1"><text:s text:c="2"/>s: 26</text:p>
      <text:p text:style-name="P1">}</text:p>
      <text:p text:style-name="P1">path_point {</text:p>
      <text:p text:style-name="P1"><text:s text:c="2"/>theta: -1.8439440867575874</text:p>
      <text:p text:style-name="P1"><text:s text:c="2"/>kappa: 0.00055959624871155156</text:p>
      <text:p text:style-name="P1"><text:s text:c="2"/>s: 28</text:p>
      <text:p text:style-name="P1">}</text:p>
      <text:p text:style-name="P1">path_point {</text:p>
      <text:p text:style-name="P1"><text:s text:c="2"/>theta: -1.8450632798146067</text:p>
      <text:p text:style-name="P1"><text:s text:c="2"/>kappa: 0.0055398194418409229</text:p>
      <text:p text:style-name="P1"><text:s text:c="2"/>s: 30</text:p>
      <text:p text:style-name="P1">}</text:p>
      <text:p text:style-name="P1">path_point {</text:p>
      <text:p text:style-name="P1"><text:s text:c="2"/>theta: -1.856142924238108</text:p>
      <text:p text:style-name="P1"><text:s text:c="2"/>kappa: 0.0040462448043018691</text:p>
      <text:p text:style-name="P1"><text:s text:c="2"/>s: 32</text:p>
      <text:p text:style-name="P1">}</text:p>
      <text:p text:style-name="P1">path_point {</text:p>
      <text:p text:style-name="P1"><text:s text:c="2"/>theta: -1.8480504305832595</text:p>
      <text:p text:style-name="P1"><text:s text:c="2"/>kappa: 0.0027582404956575522</text:p>
      <text:p text:style-name="P1"><text:s text:c="2"/>s: 34</text:p>
      <text:p text:style-name="P1">}</text:p>
      <text:p text:style-name="P1">path_point {</text:p>
      <text:p text:style-name="P1"><text:s text:c="2"/>theta: -1.8535669143328151</text:p>
      <text:p text:style-name="P1"><text:s text:c="2"/>kappa: 0.0014426375874536544</text:p>
      <text:p text:style-name="P1"><text:s text:c="2"/>s: 36</text:p>
      <text:p text:style-name="P1">}</text:p>
      <text:p text:style-name="P1">path_point {</text:p>
      <text:p text:style-name="P1"><text:s text:c="2"/>theta: -1.8506816377152702</text:p>
      <text:p text:style-name="P1"><text:s text:c="2"/>kappa: 0</text:p>
      <text:p text:style-name="P1"><text:s text:c="2"/>s: 38</text:p>
      <text:p text:style-name="P1">}</text:p>
      <text:p text:style-name="P1"/>
      <text:p text:style-name="P1"/>
      <text:p text:style-name="P1"/>
      <text:p text:style-name="P1"/>
      <text:p text:style-name="P1"/>
      <text:p text:style-name="P1"><text:soft-page-break/>I0125 14:16:04.344419 31993 lane_sequence_predictor.cc:128] [DEBUG] 障碍物位置为：[00000587510</text:p>
      <text:p text:style-name="P1">4.14064e+06]　　　速度为：9.32601道路id为：2443_1_-2</text:p>
      <text:p text:style-name="P4">I0125 14:16:04.357831 31993 lane_sequence_predictor.cc:129] [DEBUG] 车道信息为：</text:p>
      <text:p text:style-name="P5">lane</text:p>
      <text:p text:style-name="P4"/>
      <text:p text:style-name="P4">id {</text:p>
      <text:p text:style-name="P1"><text:s text:c="2"/>id: "2443_1_-2"</text:p>
      <text:p text:style-name="P1">}</text:p>
      <text:p text:style-name="P1">central_curve {</text:p>
      <text:p text:style-name="P1"><text:s text:c="2"/>segment {</text:p>
      <text:p text:style-name="P1"><text:s text:c="4"/>line_segment {</text:p>
      <text:p text:style-name="P1"><text:s text:c="6"/>point {</text:p>
      <text:p text:style-name="P1"><text:s text:c="8"/>x: 587509.16018547</text:p>
      <text:p text:style-name="P1"><text:s text:c="8"/>y: 4140642.361375</text:p>
      <text:p text:style-name="P1"><text:s text:c="6"/>}</text:p>
      <text:p text:style-name="P1"><text:s text:c="6"/>point {</text:p>
      <text:p text:style-name="P1"><text:s text:c="8"/>x: 587509.10024698824</text:p>
      <text:p text:style-name="P1"><text:s text:c="8"/>y: 4140642.1687900824</text:p>
      <text:p text:style-name="P1"><text:s text:c="6"/>}</text:p>
      <text:p text:style-name="P1"><text:s text:c="6"/>point {</text:p>
      <text:p text:style-name="P1"><text:s text:c="8"/>x: 587509.049158641</text:p>
      <text:p text:style-name="P1"><text:s text:c="8"/>y: 4140641.9762979606</text:p>
      <text:p text:style-name="P1"><text:s text:c="6"/>}</text:p>
      <text:p text:style-name="P1"><text:s text:c="6"/>point {</text:p>
      <text:p text:style-name="P1"><text:s text:c="8"/>x: 587508.98923178867</text:p>
      <text:p text:style-name="P1"><text:s text:c="8"/>y: 4140641.7826035884</text:p>
      <text:p text:style-name="P1"><text:s text:c="6"/>}</text:p>
      <text:p text:style-name="P1"><text:s text:c="6"/>point {</text:p>
      <text:p text:style-name="P1"><text:s text:c="8"/>x: 587508.93814343843</text:p>
      <text:p text:style-name="P1"><text:s text:c="8"/>y: 4140641.5901114661</text:p>
      <text:p text:style-name="P1"><text:s text:c="6"/>}</text:p>
      <text:p text:style-name="P1"><text:s text:c="6"/>point {</text:p>
      <text:p text:style-name="P1"><text:s text:c="8"/>x: 587508.87820494547</text:p>
      <text:p text:style-name="P1"><text:s text:c="8"/>y: 4140641.39752655</text:p>
      <text:p text:style-name="P1"><text:s text:c="6"/>}</text:p>
      <text:p text:style-name="P1"/>
      <text:p text:style-name="P1"/>
      <text:p text:style-name="P4">I0125 14:16:04.358062 31993 lane_sequence_predictor.cc:141] [DEBUG] 根据障碍物位置和车道信息得到lane_s为：5.44608　　lane_l为：2.60205</text:p>
      <text:p text:style-name="P1">I0125 14:16:04.358089 31993 prediction_map.cc:265] [DEBUG] 　s:5.44608 <text:s text:c="2"/>　l:2.60205 <text:s text:c="2"/>　*heading:-1.86515　　 hdmap_point.x():587508 <text:s text:c="5"/>hdmap_point.y():4.14064e+06　　 std::sin(*heading) * l:-2.49013 <text:s text:c="3"/>std::cos(*heading) * l:-0.75492 <text:s text:c="3"/>point-&gt;operator[](0):587510 <text:s text:c="3"/>point-&gt;operator[](1):4.14064e+06</text:p>
      <text:p text:style-name="P1"/>
      <text:p text:style-name="P1">I0125 14:16:04.358101 31993 lane_sequence_predictor.cc:178] [DEBUG] 第0个lane_s为：6.37868第0个lane_l为：2.58904</text:p>
      <text:p text:style-name="P1">I0125 14:16:04.358115 31993 prediction_map.cc:265] [DEBUG] 　s:6.37868 <text:s text:c="2"/>　l:2.58904 <text:s text:c="2"/>　*heading:-1.86361　　 hdmap_point.x():587507 <text:s text:c="5"/>hdmap_point.y():4.14064e+06　　 std::sin(*heading) * l:-2.47884 <text:s text:c="3"/>std::cos(*heading) * l:-0.747318 <text:s text:c="3"/>point-&gt;operator[](0):587510 <text:s text:c="3"/>point-&gt;operator[](1):4.14064e+06</text:p>
      <text:p text:style-name="P1"/>
      <text:p text:style-name="P1">I0125 14:16:04.358124 31993 lane_sequence_predictor.cc:178] [DEBUG] 第1个lane_s为：7.31128第1个lane_l为：2.57609</text:p>
      <text:p text:style-name="P1">I0125 14:16:04.358137 31993 prediction_map.cc:265] [DEBUG] 　s:7.31128 <text:s text:c="2"/>　l:2.57609 <text:s text:c="2"/>　*heading:-1.85345　　 hdmap_point.x():587507 <text:s text:c="5"/>hdmap_point.y():4.14064e+06　　 std::sin(*heading) * l:-2.47387 <text:s text:c="3"/>std::cos(*heading) * l:-0.718492 <text:s text:c="3"/>point-&gt;operator[](0):587510 <text:s text:c="3"/>point-&gt;operator[](1):4.14063e+06</text:p>
      <text:p text:style-name="P1"><text:soft-page-break/>I0125 14:16:04.358145 31993 lane_sequence_predictor.cc:178] [DEBUG] 第2个lane_s为：8.24388第2个lane_l为：2.56321</text:p>
      <text:p text:style-name="P1">I0125 14:16:04.358158 31993 prediction_map.cc:265] [DEBUG] 　s:8.24388 <text:s text:c="2"/>　l:2.56321 <text:s text:c="2"/>　*heading:-1.83339　　 hdmap_point.x():587507 <text:s text:c="5"/>hdmap_point.y():4.14063e+06　　 std::sin(*heading) * l:-2.47534 <text:s text:c="3"/>std::cos(*heading) * l:-0.665385 <text:s text:c="3"/>point-&gt;operator[](0):587509 <text:s text:c="3"/>point-&gt;operator[](1):4.14063e+06</text:p>
      <text:p text:style-name="P1"/>
      <text:p text:style-name="P1">I0125 14:16:04.358165 31993 lane_sequence_predictor.cc:178] [DEBUG] 第3个lane_s为：9.17648第3个lane_l为：2.5504</text:p>
      <text:p text:style-name="P1">I0125 14:16:04.358178 31993 prediction_map.cc:265] [DEBUG] 　s:9.17648 <text:s text:c="2"/>　l:2.5504 <text:s text:c="2"/>　*heading:-1.84055　　 hdmap_point.x():587507 <text:s text:c="5"/>hdmap_point.y():4.14063e+06　　 std::sin(*heading) * l:-2.45817 <text:s text:c="3"/>std::cos(*heading) * l:-0.679667 <text:s text:c="3"/>point-&gt;operator[](0):587509 <text:s text:c="3"/>point-&gt;operator[](1):4.14063e+06</text:p>
      <text:p text:style-name="P1"/>
      <text:p text:style-name="P1">I0125 14:16:04.358186 31993 lane_sequence_predictor.cc:178] [DEBUG] 第4个lane_s为：10.1091第4个lane_l为：2.53765</text:p>
      <text:p text:style-name="P1">I0125 14:16:04.358201 31993 prediction_map.cc:265] [DEBUG] 　s:10.1091 <text:s text:c="2"/>　l:2.53765 <text:s text:c="2"/>　*heading:-1.84602　　 hdmap_point.x():587506 <text:s text:c="5"/>hdmap_point.y():4.14063e+06　　 std::sin(*heading) * l:-2.44214 <text:s text:c="3"/>std::cos(*heading) * l:-0.689636 <text:s text:c="3"/>point-&gt;operator[](0):587509 <text:s text:c="3"/>point-&gt;operator[](1):4.14063e+06</text:p>
      <text:p text:style-name="P1"/>
      <text:p text:style-name="P1">I0125 14:16:04.358206 31993 lane_sequence_predictor.cc:178] [DEBUG] 第5个lane_s为：11.0417第5个lane_l为：2.52496</text:p>
      <text:p text:style-name="P1">I0125 14:16:04.358220 31993 prediction_map.cc:265] [DEBUG] 　s:11.0417 <text:s text:c="2"/>　l:2.52496 <text:s text:c="2"/>　*heading:-1.83107　　 hdmap_point.x():587506 <text:s text:c="5"/>hdmap_point.y():4.14063e+06　　 std::sin(*heading) * l:-2.43992 <text:s text:c="3"/>std::cos(*heading) * l:-0.649781 <text:s text:c="3"/>point-&gt;operator[](0):587509 <text:s text:c="3"/>point-&gt;operator[](1):4.14063e+06</text:p>
      <text:p text:style-name="P1"/>
      <text:p text:style-name="P1">I0125 14:16:04.358227 31993 lane_sequence_predictor.cc:178] [DEBUG] 第6个lane_s为：11.9743第6个lane_l为：2.51233</text:p>
      <text:p text:style-name="P1">I0125 14:16:04.358240 31993 prediction_map.cc:265] [DEBUG] 　s:11.9743 <text:s text:c="2"/>　l:2.51233 <text:s text:c="2"/>　*heading:-1.82923　　 hdmap_point.x():587506 <text:s text:c="5"/>hdmap_point.y():4.14063e+06　　 std::sin(*heading) * l:-2.4289 <text:s text:c="3"/>std::cos(*heading) * l:-0.642064 <text:s text:c="3"/>point-&gt;operator[](0):587508 <text:s text:c="3"/>point-&gt;operator[](1):4.14063e+06</text:p>
      <text:p text:style-name="P1">I0125 14:16:04.358253 31993 lane_sequence_predictor.cc:178] [DEBUG] 第7个lane_s为：12.9069第7个lane_l为：2.49977</text:p>
      <text:p text:style-name="P1">I0125 14:16:04.358268 31993 prediction_map.cc:265] [DEBUG] 　s:12.9069 <text:s text:c="2"/>　l:2.49977 <text:s text:c="2"/>　*heading:-1.84316　　 hdmap_point.x():587506 <text:s text:c="5"/>hdmap_point.y():4.14063e+06　　 std::sin(*heading) * l:-2.40763 <text:s text:c="3"/>std::cos(*heading) * l:-0.672451 <text:s text:c="3"/>point-&gt;operator[](0):587508 <text:s text:c="3"/>point-&gt;operator[](1):4.14063e+06</text:p>
      <text:p text:style-name="P1">I0125 14:16:04.358278 31993 lane_sequence_predictor.cc:178] [DEBUG] 第8个lane_s为：13.8395第8个lane_l为：2.48727</text:p>
      <text:p text:style-name="P1">I0125 14:16:04.358291 31993 prediction_map.cc:265] [DEBUG] 　s:13.8395 <text:s text:c="2"/>　l:2.48727 <text:s text:c="2"/>　*heading:-1.83168　　 hdmap_point.x():587505 <text:s text:c="5"/>hdmap_point.y():4.14063e+06　　 std::sin(*heading) * l:-2.40311 <text:s text:c="3"/>std::cos(*heading) * l:-0.641562 <text:s text:c="3"/>point-&gt;operator[](0):587508 <text:s text:c="3"/>point-&gt;operator[](1):4.14063e+06</text:p>
      <text:p text:style-name="P1">I0125 14:16:04.358297 31993 lane_sequence_predictor.cc:178] [DEBUG] 第9个lane_s为：14.7721第9个lane_l为：2.47484</text:p>
      <text:p text:style-name="P1">I0125 14:16:04.358311 31993 prediction_map.cc:265] [DEBUG] 　s:14.7721 <text:s text:c="2"/>　l:2.47484 <text:s text:c="2"/>　*heading:-1.82965　　 hdmap_point.x():587505 <text:s text:c="5"/>hdmap_point.y():4.14063e+06　　 std::sin(*heading) * l:-2.39238 <text:s text:c="3"/>std::cos(*heading) * l:-0.633491 <text:s text:c="3"/>point-&gt;operator[](0):587507 <text:s text:c="3"/>point-&gt;operator[](1):4.14063e+06</text:p>
      <text:p text:style-name="P1">I0125 14:16:04.358317 31993 lane_sequence_predictor.cc:178] [DEBUG] 第10个lane_s为：15.7047第10个lane_l为：2.46246</text:p>
      <text:p text:style-name="P1">I0125 14:16:04.358331 31993 prediction_map.cc:265] [DEBUG] 　s:15.7047 <text:s text:c="2"/>　l:2.46246 <text:s text:c="2"/>　*heading:-1.82913　　 hdmap_point.x():587505 <text:s text:c="5"/>hdmap_point.y():4.14063e+06　　 std::sin(*heading) * l:-2.38075 <text:s text:c="3"/>std::cos(*heading) * l:-0.629087 <text:s text:c="3"/>point-&gt;operator[](0):587507 <text:s text:c="3"/>point-&gt;operator[](1):4.14063e+06</text:p>
      <text:p text:style-name="P1"><text:soft-page-break/>I0125 14:16:04.358337 31993 lane_sequence_predictor.cc:178] [DEBUG] 第11个lane_s为：16.6373第11个lane_l为：2.45015</text:p>
      <text:p text:style-name="P1">I0125 14:16:04.358351 31993 prediction_map.cc:265] [DEBUG] 　s:16.6373 <text:s text:c="2"/>　l:2.45015 <text:s text:c="2"/>　*heading:-1.83263　　 hdmap_point.x():587505 <text:s text:c="5"/>hdmap_point.y():4.14063e+06　　 std::sin(*heading) * l:-2.36664 <text:s text:c="3"/>std::cos(*heading) * l:-0.63423 <text:s text:c="3"/>point-&gt;operator[](0):587507 <text:s text:c="3"/>point-&gt;operator[](1):4.14063e+06</text:p>
      <text:p text:style-name="P1">I0125 14:16:04.358357 31993 lane_sequence_predictor.cc:178] [DEBUG] 第12个lane_s为：17.5699第12个lane_l为：2.4379</text:p>
      <text:p text:style-name="P1">I0125 14:16:04.358371 31993 prediction_map.cc:265] [DEBUG] 　s:17.5699 <text:s text:c="2"/>　l:2.4379 <text:s text:c="2"/>　*heading:-1.84791　　 hdmap_point.x():587504 <text:s text:c="5"/>hdmap_point.y():4.14063e+06　　 std::sin(*heading) * l:-2.34489 <text:s text:c="3"/>std::cos(*heading) * l:-0.66697 <text:s text:c="3"/>point-&gt;operator[](0):587507 <text:s text:c="3"/>point-&gt;operator[](1):4.14062e+06</text:p>
      <text:p text:style-name="P1">I0125 14:16:04.358377 31993 lane_sequence_predictor.cc:178] [DEBUG] 第13个lane_s为：18.5025第13个lane_l为：2.42571</text:p>
      <text:p text:style-name="P1">I0125 14:16:04.358392 31993 prediction_map.cc:265] [DEBUG] 　s:18.5025 <text:s text:c="2"/>　l:2.42571 <text:s text:c="2"/>　*heading:-1.82992　　 hdmap_point.x():587504 <text:s text:c="5"/>hdmap_point.y():4.14062e+06　　 std::sin(*heading) * l:-2.34473 <text:s text:c="3"/>std::cos(*heading) * l:-0.621551 <text:s text:c="3"/>point-&gt;operator[](0):587506 <text:s text:c="3"/>point-&gt;operator[](1):4.14062e+06</text:p>
      <text:p text:style-name="P1">I0125 14:16:04.358397 31993 lane_sequence_predictor.cc:178] [DEBUG] 第14个lane_s为：19.4351第14个lane_l为：2.41358</text:p>
      <text:p text:style-name="P1">I0125 14:16:04.358412 31993 prediction_map.cc:265] [DEBUG] 　s:19.4351 <text:s text:c="2"/>　l:2.41358 <text:s text:c="2"/>　*heading:-1.83525　　 hdmap_point.x():587504 <text:s text:c="5"/>hdmap_point.y():4.14062e+06　　 std::sin(*heading) * l:-2.32968 <text:s text:c="3"/>std::cos(*heading) * l:-0.630858 <text:s text:c="3"/>point-&gt;operator[](0):587506 <text:s text:c="3"/>point-&gt;operator[](1):4.14062e+06</text:p>
      <text:p text:style-name="P1">I0125 14:16:04.358418 31993 lane_sequence_predictor.cc:178] [DEBUG] 第15个lane_s为：20.3677第15个lane_l为：2.40151</text:p>
      <text:p text:style-name="P1">I0125 14:16:04.358431 31993 prediction_map.cc:265] [DEBUG] 　s:20.3677 <text:s text:c="2"/>　l:2.40151 <text:s text:c="2"/>　*heading:-1.85053　　 hdmap_point.x():587504 <text:s text:c="5"/>hdmap_point.y():4.14062e+06　　 std::sin(*heading) * l:-2.30816 <text:s text:c="3"/>std::cos(*heading) * l:-0.663053 <text:s text:c="3"/>point-&gt;operator[](0):587506 <text:s text:c="3"/>point-&gt;operator[](1):4.14062e+06</text:p>
      <text:p text:style-name="P1">I0125 14:16:04.358443 31993 lane_sequence_predictor.cc:178] [DEBUG] 第16个lane_s为：21.3003第16个lane_l为：2.3895</text:p>
      <text:p text:style-name="P1">I0125 14:16:04.358461 31993 prediction_map.cc:265] [DEBUG] 　s:21.3003 <text:s text:c="2"/>　l:2.3895 <text:s text:c="2"/>　*heading:-1.86581　　 hdmap_point.x():587503 <text:s text:c="5"/>hdmap_point.y():4.14062e+06　　 std::sin(*heading) * l:-2.28627 <text:s text:c="3"/>std::cos(*heading) * l:-0.694757 <text:s text:c="3"/>point-&gt;operator[](0):587506 <text:s text:c="3"/>point-&gt;operator[](1):4.14062e+06</text:p>
      <text:p text:style-name="P1">I0125 14:16:04.358469 31993 lane_sequence_predictor.cc:178] [DEBUG] 第17个lane_s为：22.2329第17个lane_l为：2.37756</text:p>
      <text:p text:style-name="P1">I0125 14:16:04.358482 31993 prediction_map.cc:265] [DEBUG] 　s:22.2329 <text:s text:c="2"/>　l:2.37756 <text:s text:c="2"/>　*heading:-1.8628　　 hdmap_point.x():587503 <text:s text:c="5"/>hdmap_point.y():4.14062e+06　　 std::sin(*heading) * l:-2.27692 <text:s text:c="3"/>std::cos(*heading) * l:-0.684423 <text:s text:c="3"/>point-&gt;operator[](0):587505 <text:s text:c="3"/>point-&gt;operator[](1):4.14062e+06</text:p>
      <text:p text:style-name="P1">I0125 14:16:04.358489 31993 lane_sequence_predictor.cc:178] [DEBUG] 第18个lane_s为：23.1655第18个lane_l为：2.36567</text:p>
      <text:p text:style-name="P1">I0125 14:16:04.358502 31993 prediction_map.cc:265] [DEBUG] 　s:23.1655 <text:s text:c="2"/>　l:2.36567 <text:s text:c="2"/>　*heading:-1.84844　　 hdmap_point.x():587503 <text:s text:c="5"/>hdmap_point.y():4.14062e+06　　 std::sin(*heading) * l:-2.27507 <text:s text:c="3"/>std::cos(*heading) * l:-0.648411 <text:s text:c="3"/>point-&gt;operator[](0):587505 <text:s text:c="3"/>point-&gt;operator[](1):4.14062e+06</text:p>
      <text:p text:style-name="P1">I0125 14:16:04.358510 31993 lane_sequence_predictor.cc:178] [DEBUG] 第19个lane_s为：24.0981第19个lane_l为：2.35384</text:p>
      <text:p text:style-name="P1">I0125 14:16:04.358522 31993 prediction_map.cc:265] [DEBUG] 　s:24.0981 <text:s text:c="2"/>　l:2.35384 <text:s text:c="2"/>　*heading:-1.86841　　 hdmap_point.x():587503 <text:s text:c="5"/>hdmap_point.y():4.14062e+06　　 std::sin(*heading) * l:-2.25036 <text:s text:c="3"/>std::cos(*heading) * l:-0.690248 <text:s text:c="3"/>point-&gt;operator[](0):587505 <text:s text:c="3"/>point-&gt;operator[](1):4.14062e+06</text:p>
      <text:p text:style-name="P1">I0125 14:16:04.358530 31993 lane_sequence_predictor.cc:178] [DEBUG] 第20个lane_s为：25.0307第20个lane_l为：2.34207</text:p>
      <text:p text:style-name="P1"><text:soft-page-break/>I0125 14:16:04.358543 31993 prediction_map.cc:265] [DEBUG] 　s:25.0307 <text:s text:c="2"/>　l:2.34207 <text:s text:c="2"/>　*heading:-1.86128　　 hdmap_point.x():587502 <text:s text:c="5"/>hdmap_point.y():4.14062e+06　　 std::sin(*heading) * l:-2.24395 <text:s text:c="3"/>std::cos(*heading) * l:-0.670797 <text:s text:c="3"/>point-&gt;operator[](0):587505 <text:s text:c="3"/>point-&gt;operator[](1):4.14062e+06</text:p>
      <text:p text:style-name="P1">I0125 14:16:04.358549 31993 lane_sequence_predictor.cc:178] [DEBUG] 第21个lane_s为：25.9633第21个lane_l为：2.33036</text:p>
      <text:p text:style-name="P1">I0125 14:16:04.358563 31993 prediction_map.cc:265] [DEBUG] 　s:25.9633 <text:s text:c="2"/>　l:2.33036 <text:s text:c="2"/>　*heading:-1.85493　　 hdmap_point.x():587502 <text:s text:c="5"/>hdmap_point.y():4.14062e+06　　 std::sin(*heading) * l:-2.23693 <text:s text:c="3"/>std::cos(*heading) * l:-0.653259 <text:s text:c="3"/>point-&gt;operator[](0):587504 <text:s text:c="3"/>point-&gt;operator[](1):4.14062e+06</text:p>
      <text:p text:style-name="P1">I0125 14:16:04.358569 31993 lane_sequence_predictor.cc:178] [DEBUG] 第22个lane_s为：26.8959第22个lane_l为：2.31871</text:p>
      <text:p text:style-name="P1">I0125 14:16:04.358583 31993 prediction_map.cc:265] [DEBUG] 　s:26.8959 <text:s text:c="2"/>　l:2.31871 <text:s text:c="2"/>　*heading:-1.87094　　 hdmap_point.x():587502 <text:s text:c="5"/>hdmap_point.y():4.14062e+06　　 std::sin(*heading) * l:-2.21505 <text:s text:c="3"/>std::cos(*heading) * l:-0.685536 <text:s text:c="3"/>point-&gt;operator[](0):587504 <text:s text:c="3"/>point-&gt;operator[](1):4.14062e+06</text:p>
      <text:p text:style-name="P1">I0125 14:16:04.358590 31993 lane_sequence_predictor.cc:178] [DEBUG] 第23个lane_s为：27.8285第23个lane_l为：2.30712</text:p>
      <text:p text:style-name="P1">I0125 14:16:04.358603 31993 prediction_map.cc:265] [DEBUG] 　s:27.8285 <text:s text:c="2"/>　l:2.30712 <text:s text:c="2"/>　*heading:-1.8437　　 hdmap_point.x():587502 <text:s text:c="5"/>hdmap_point.y():4.14062e+06　　 std::sin(*heading) * l:-2.22173 <text:s text:c="3"/>std::cos(*heading) * l:-0.621842 <text:s text:c="3"/>point-&gt;operator[](0):587504 <text:s text:c="3"/>point-&gt;operator[](1):4.14061e+06</text:p>
      <text:p text:style-name="P1">I0125 14:16:04.358610 31993 lane_sequence_predictor.cc:178] [DEBUG] 第24个lane_s为：28.7611第24个lane_l为：2.29558</text:p>
      <text:p text:style-name="P1">I0125 14:16:04.358623 31993 prediction_map.cc:265] [DEBUG] 　s:28.7611 <text:s text:c="2"/>　l:2.29558 <text:s text:c="2"/>　*heading:-1.84437　　 hdmap_point.x():587501 <text:s text:c="5"/>hdmap_point.y():4.14061e+06　　 std::sin(*heading) * l:-2.21021 <text:s text:c="3"/>std::cos(*heading) * l:-0.620214 <text:s text:c="3"/>point-&gt;operator[](0):587503 <text:s text:c="3"/>point-&gt;operator[](1):4.14061e+06</text:p>
      <text:p text:style-name="P1">I0125 14:16:04.358630 31993 lane_sequence_predictor.cc:178] [DEBUG] 第25个lane_s为：29.6937第25个lane_l为：2.2841</text:p>
      <text:p text:style-name="P1">I0125 14:16:04.358644 31993 prediction_map.cc:265] [DEBUG] 　s:29.6937 <text:s text:c="2"/>　l:2.2841 <text:s text:c="2"/>　*heading:-1.83132　　 hdmap_point.x():587501 <text:s text:c="5"/>hdmap_point.y():4.14061e+06　　 std::sin(*heading) * l:-2.20703 <text:s text:c="3"/>std::cos(*heading) * l:-0.588357 <text:s text:c="3"/>point-&gt;operator[](0):587503 <text:s text:c="3"/>point-&gt;operator[](1):4.14061e+06</text:p>
      <text:p text:style-name="P1">I0125 14:16:04.358654 31993 lane_sequence_predictor.cc:178] [DEBUG] 第26个lane_s为：30.6263第26个lane_l为：2.27268</text:p>
      <text:p text:style-name="P1">I0125 14:16:04.358669 31993 prediction_map.cc:265] [DEBUG] 　s:30.6263 <text:s text:c="2"/>　l:2.27268 <text:s text:c="2"/>　*heading:-1.85585　　 hdmap_point.x():587501 <text:s text:c="5"/>hdmap_point.y():4.14061e+06　　 std::sin(*heading) * l:-2.18097 <text:s text:c="3"/>std::cos(*heading) * l:-0.639107 <text:s text:c="3"/>point-&gt;operator[](0):587503 <text:s text:c="3"/>point-&gt;operator[](1):4.14061e+06</text:p>
      <text:p text:style-name="P1">I0125 14:16:04.358676 31993 lane_sequence_predictor.cc:178] [DEBUG] 第27个lane_s为：31.5589第27个lane_l为：2.26132</text:p>
      <text:p text:style-name="P1">I0125 14:16:04.358690 31993 prediction_map.cc:265] [DEBUG] 　s:31.5589 <text:s text:c="2"/>　l:2.26132 <text:s text:c="2"/>　*heading:-1.86071　　 hdmap_point.x():587500 <text:s text:c="5"/>hdmap_point.y():4.14061e+06　　 std::sin(*heading) * l:-2.16695 <text:s text:c="3"/>std::cos(*heading) * l:-0.646444 <text:s text:c="3"/>point-&gt;operator[](0):587503 <text:s text:c="3"/>point-&gt;operator[](1):4.14061e+06</text:p>
      <text:p text:style-name="P1">I0125 14:16:04.358696 31993 lane_sequence_predictor.cc:178] [DEBUG] 第28个lane_s为：32.4915第28个lane_l为：2.25001</text:p>
      <text:p text:style-name="P1">I0125 14:16:04.358709 31993 prediction_map.cc:265] [DEBUG] 　s:32.4915 <text:s text:c="2"/>　l:2.25001 <text:s text:c="2"/>　*heading:-1.83348　　 hdmap_point.x():587500 <text:s text:c="5"/>hdmap_point.y():4.14061e+06　　 std::sin(*heading) * l:-2.17283 <text:s text:c="3"/>std::cos(*heading) * l:-0.584263 <text:s text:c="3"/>point-&gt;operator[](0):587502 <text:s text:c="3"/>point-&gt;operator[](1):4.14061e+06</text:p>
      <text:p text:style-name="P1">I0125 14:16:04.358716 31993 lane_sequence_predictor.cc:178] [DEBUG] 第29个lane_s为：33.4241第29个lane_l为：2.23876</text:p>
      <text:p text:style-name="P1">I0125 14:16:04.358731 31993 prediction_map.cc:265] [DEBUG] 　s:33.4241 <text:s text:c="2"/>　l:2.23876 <text:s text:c="2"/>　*heading:-1.84855　　 hdmap_point.x():587500 <text:s text:c="5"/>hdmap_point.y():4.14061e+06　　 std::sin(*heading) * l:-2.15296 <text:s text:c="3"/>std::cos(*heading) * l:-0.613865 <text:s text:c="3"/>point-&gt;operator[](0):587502 <text:s text:c="3"/>point-&gt;operator[](1):4.14061e+06</text:p>
      <text:p text:style-name="P1"><text:soft-page-break/>I0125 14:16:04.358736 31993 lane_sequence_predictor.cc:178] [DEBUG] 第30个lane_s为：34.3567第30个lane_l为：2.22757</text:p>
      <text:p text:style-name="P1">I0125 14:16:04.358750 31993 prediction_map.cc:265] [DEBUG] 　s:34.3567 <text:s text:c="2"/>　l:2.22757 <text:s text:c="2"/>　*heading:-1.83826　　 hdmap_point.x():587500 <text:s text:c="5"/>hdmap_point.y():4.14061e+06　　 std::sin(*heading) * l:-2.14837 <text:s text:c="3"/>std::cos(*heading) * l:-0.58871 <text:s text:c="3"/>point-&gt;operator[](0):587502 <text:s text:c="3"/>point-&gt;operator[](1):4.14061e+06</text:p>
      <text:p text:style-name="P1">I0125 14:16:04.358757 31993 lane_sequence_predictor.cc:178] [DEBUG] 第31个lane_s为：35.2893第31个lane_l为：2.21643</text:p>
      <text:p text:style-name="P1">I0125 14:16:04.358770 31993 prediction_map.cc:265] [DEBUG] 　s:35.2893 <text:s text:c="2"/>　l:2.21643 <text:s text:c="2"/>　*heading:-1.86704　　 hdmap_point.x():587499 <text:s text:c="5"/>hdmap_point.y():4.14061e+06　　 std::sin(*heading) * l:-2.11988 <text:s text:c="3"/>std::cos(*heading) * l:-0.647044 <text:s text:c="3"/>point-&gt;operator[](0):587502 <text:s text:c="3"/>point-&gt;operator[](1):4.14061e+06</text:p>
      <text:p text:style-name="P1">I0125 14:16:04.358785 31993 lane_sequence_predictor.cc:178] [DEBUG] 第32个lane_s为：36.2219第32个lane_l为：2.20535</text:p>
      <text:p text:style-name="P1">I0125 14:16:04.358799 31993 prediction_map.cc:265] [DEBUG] 　s:36.2219 <text:s text:c="2"/>　l:2.20535 <text:s text:c="2"/>　*heading:-1.85071　　 hdmap_point.x():587499 <text:s text:c="5"/>hdmap_point.y():4.14061e+06　　 std::sin(*heading) * l:-2.11951 <text:s text:c="3"/>std::cos(*heading) * l:-0.609282 <text:s text:c="3"/>point-&gt;operator[](0):587501 <text:s text:c="3"/>point-&gt;operator[](1):4.14061e+06</text:p>
      <text:p text:style-name="P1">I0125 14:16:04.358806 31993 lane_sequence_predictor.cc:178] [DEBUG] 第33个lane_s为：37.1545第33个lane_l为：2.19432</text:p>
      <text:p text:style-name="P1">I0125 14:16:04.358820 31993 prediction_map.cc:265] [DEBUG] 　s:37.1545 <text:s text:c="2"/>　l:2.19432 <text:s text:c="2"/>　*heading:-1.86419　　 hdmap_point.x():587499 <text:s text:c="5"/>hdmap_point.y():4.14061e+06　　 std::sin(*heading) * l:-2.10055 <text:s text:c="3"/>std::cos(*heading) * l:-0.63461 <text:s text:c="3"/>point-&gt;operator[](0):587501 <text:s text:c="3"/>point-&gt;operator[](1):4.14061e+06</text:p>
      <text:p text:style-name="P1">I0125 14:16:04.358826 31993 lane_sequence_predictor.cc:178] [DEBUG] 第34个lane_s为：38.0871第34个lane_l为：2.18335</text:p>
      <text:p text:style-name="P1">I0125 14:16:04.358840 31993 prediction_map.cc:265] [DEBUG] 　s:38.0871 <text:s text:c="2"/>　l:2.18335 <text:s text:c="2"/>　*heading:-1.83833　　 hdmap_point.x():587499 <text:s text:c="5"/>hdmap_point.y():4.14061e+06　　 std::sin(*heading) * l:-2.10568 <text:s text:c="3"/>std::cos(*heading) * l:-0.577176 <text:s text:c="3"/>point-&gt;operator[](0):587501 <text:s text:c="3"/>point-&gt;operator[](1):4.14061e+06</text:p>
      <text:p text:style-name="P1">I0125 14:16:04.358851 31993 lane_sequence_predictor.cc:178] [DEBUG] 第35个lane_s为：39.0197第35个lane_l为：2.17243</text:p>
      <text:p text:style-name="P1">I0125 14:16:04.358865 31993 prediction_map.cc:265] [DEBUG] 　s:39.0197 <text:s text:c="2"/>　l:2.17243 <text:s text:c="2"/>　*heading:-1.84959　　 hdmap_point.x():587498 <text:s text:c="5"/>hdmap_point.y():4.1406e+06　　 std::sin(*heading) * l:-2.08855 <text:s text:c="3"/>std::cos(*heading) * l:-0.597852 <text:s text:c="3"/>point-&gt;operator[](0):587501 <text:s text:c="3"/>point-&gt;operator[](1):4.1406e+06</text:p>
      <text:p text:style-name="P1">I0125 14:16:04.358871 31993 lane_sequence_predictor.cc:178] [DEBUG] 第36个lane_s为：39.9523第36个lane_l为：2.16157</text:p>
      <text:p text:style-name="P1">I0125 14:16:04.358886 31993 prediction_map.cc:265] [DEBUG] 　s:39.9523 <text:s text:c="2"/>　l:2.16157 <text:s text:c="2"/>　*heading:-1.83455　　 hdmap_point.x():587498 <text:s text:c="5"/>hdmap_point.y():4.1406e+06　　 std::sin(*heading) * l:-2.08682 <text:s text:c="3"/>std::cos(*heading) * l:-0.563542 <text:s text:c="3"/>point-&gt;operator[](0):587500 <text:s text:c="3"/>point-&gt;operator[](1):4.1406e+06</text:p>
      <text:p text:style-name="P1">I0125 14:16:04.358892 31993 lane_sequence_predictor.cc:178] [DEBUG] 第37个lane_s为：40.8849第37个lane_l为：2.15076</text:p>
      <text:p text:style-name="P1">I0125 14:16:04.358906 31993 prediction_map.cc:265] [DEBUG] 　s:40.8849 <text:s text:c="2"/>　l:2.15076 <text:s text:c="2"/>　*heading:-1.8408　　 hdmap_point.x():587498 <text:s text:c="5"/>hdmap_point.y():4.1406e+06　　 std::sin(*heading) * l:-2.07284 <text:s text:c="3"/>std::cos(*heading) * l:-0.573679 <text:s text:c="3"/>point-&gt;operator[](0):587500 <text:s text:c="3"/>point-&gt;operator[](1):4.1406e+06</text:p>
      <text:p text:style-name="P1">I0125 14:16:04.358912 31993 lane_sequence_predictor.cc:178] [DEBUG] 第38个lane_s为：41.8175第38个lane_l为：2.14001</text:p>
      <text:p text:style-name="P1">I0125 14:16:04.358925 31993 prediction_map.cc:265] [DEBUG] 　s:41.8175 <text:s text:c="2"/>　l:2.14001 <text:s text:c="2"/>　*heading:-1.85565　　 hdmap_point.x():587498 <text:s text:c="5"/>hdmap_point.y():4.1406e+06　　 std::sin(*heading) * l:-2.05377 <text:s text:c="3"/>std::cos(*heading) * l:-0.601375 <text:s text:c="3"/>point-&gt;operator[](0):587500 <text:s text:c="3"/>point-&gt;operator[](1):4.1406e+06</text:p>
      <text:p text:style-name="P1">I0125 14:16:04.358932 31993 lane_sequence_predictor.cc:178] [DEBUG] 第39个lane_s为：42.7501第39个lane_l为：2.12931</text:p>
      <text:p text:style-name="P1"><text:soft-page-break/>I0125 14:16:04.358945 31993 prediction_map.cc:265] [DEBUG] 　s:42.7501 <text:s text:c="2"/>　l:2.12931 <text:s text:c="2"/>　*heading:-1.87027　　 hdmap_point.x():587497 <text:s text:c="5"/>hdmap_point.y():4.1406e+06　　 std::sin(*heading) * l:-2.03454 <text:s text:c="3"/>std::cos(*heading) * l:-0.628192 <text:s text:c="3"/>point-&gt;operator[](0):587499 <text:s text:c="3"/>point-&gt;operator[](1):4.1406e+06</text:p>
      <text:p text:style-name="P1">I0125 14:16:04.358952 31993 lane_sequence_predictor.cc:178] [DEBUG] 第40个lane_s为：43.6827第40个lane_l为：2.11866</text:p>
      <text:p text:style-name="P1">I0125 14:16:04.358966 31993 prediction_map.cc:265] [DEBUG] 　s:43.6827 <text:s text:c="2"/>　l:2.11866 <text:s text:c="2"/>　*heading:-1.85977　　 hdmap_point.x():587497 <text:s text:c="5"/>hdmap_point.y():4.1406e+06　　 std::sin(*heading) * l:-2.03082 <text:s text:c="3"/>std::cos(*heading) * l:-0.603754 <text:s text:c="3"/>point-&gt;operator[](0):587499 <text:s text:c="3"/>point-&gt;operator[](1):4.1406e+06</text:p>
      <text:p text:style-name="P1">I0125 14:16:04.358973 31993 lane_sequence_predictor.cc:178] [DEBUG] 第41个lane_s为：44.6153第41个lane_l为：2.10807</text:p>
      <text:p text:style-name="P1">I0125 14:16:04.358986 31993 prediction_map.cc:265] [DEBUG] 　s:44.6153 <text:s text:c="2"/>　l:2.10807 <text:s text:c="2"/>　*heading:-1.85798　　 hdmap_point.x():587497 <text:s text:c="5"/>hdmap_point.y():4.1406e+06　　 std::sin(*heading) * l:-2.02173 <text:s text:c="3"/>std::cos(*heading) * l:-0.597119 <text:s text:c="3"/>point-&gt;operator[](0):587499 <text:s text:c="3"/>point-&gt;operator[](1):4.1406e+06</text:p>
      <text:p text:style-name="P1">I0125 14:16:04.358992 31993 lane_sequence_predictor.cc:178] [DEBUG] 第42个lane_s为：45.5479第42个lane_l为：2.09753</text:p>
      <text:p text:style-name="P1">I0125 14:16:04.359006 31993 prediction_map.cc:265] [DEBUG] 　s:45.5479 <text:s text:c="2"/>　l:2.09753 <text:s text:c="2"/>　*heading:-1.87253　　 hdmap_point.x():587497 <text:s text:c="5"/>hdmap_point.y():4.1406e+06　　 std::sin(*heading) * l:-2.00277 <text:s text:c="3"/>std::cos(*heading) * l:-0.623332 <text:s text:c="3"/>point-&gt;operator[](0):587499 <text:s text:c="3"/>point-&gt;operator[](1):4.1406e+06</text:p>
      <text:p text:style-name="P1">I0125 14:16:04.359014 31993 lane_sequence_predictor.cc:178] [DEBUG] 第43个lane_s为：46.4805第43个lane_l为：2.08704</text:p>
      <text:p text:style-name="P1">I0125 14:16:04.359056 31993 prediction_map.cc:265] [DEBUG] 　s:46.4805 <text:s text:c="2"/>　l:2.08704 <text:s text:c="2"/>　*heading:-1.84538　　 hdmap_point.x():587496 <text:s text:c="5"/>hdmap_point.y():4.1406e+06　　 std::sin(*heading) * l:-2.00886 <text:s text:c="3"/>std::cos(*heading) * l:-0.565889 <text:s text:c="3"/>point-&gt;operator[](0):587498 <text:s text:c="3"/>point-&gt;operator[](1):4.1406e+06</text:p>
      <text:p text:style-name="P1">I0125 14:16:04.359066 31993 lane_sequence_predictor.cc:178] [DEBUG] 第44个lane_s为：47.4131第44个lane_l为：2.07661</text:p>
      <text:p text:style-name="P1">I0125 14:16:04.359104 31993 prediction_map.cc:265] [DEBUG] 　s:47.4131 <text:s text:c="2"/>　l:2.07661 <text:s text:c="2"/>　*heading:-1.84245　　 hdmap_point.x():587496 <text:s text:c="5"/>hdmap_point.y():4.1406e+06　　 std::sin(*heading) * l:-2.00045 <text:s text:c="3"/>std::cos(*heading) * l:-0.557211 <text:s text:c="3"/>point-&gt;operator[](0):587498 <text:s text:c="3"/>point-&gt;operator[](1):4.1406e+06</text:p>
      <text:p text:style-name="P1">I0125 14:16:04.359128 31993 lane_sequence_predictor.cc:178] [DEBUG] 第45个lane_s为：48.3457第45个lane_l为：2.06622</text:p>
      <text:p text:style-name="P1">I0125 14:16:04.359148 31993 prediction_map.cc:265] [DEBUG] 　s:48.3457 <text:s text:c="2"/>　l:2.06622 <text:s text:c="2"/>　*heading:-1.87003　　 hdmap_point.x():587496 <text:s text:c="5"/>hdmap_point.y():4.1406e+06　　 std::sin(*heading) * l:-1.9744 <text:s text:c="3"/>std::cos(*heading) * l:-0.609105 <text:s text:c="3"/>point-&gt;operator[](0):587498 <text:s text:c="3"/>point-&gt;operator[](1):4.1406e+06</text:p>
      <text:p text:style-name="P1">I0125 14:16:04.359158 31993 lane_sequence_predictor.cc:178] [DEBUG] 第46个lane_s为：49.2783第46个lane_l为：2.05589</text:p>
      <text:p text:style-name="P1">I0125 14:16:04.359179 31993 prediction_map.cc:265] [DEBUG] 　s:49.2783 <text:s text:c="2"/>　l:2.05589 <text:s text:c="2"/>　*heading:-1.84776　　 hdmap_point.x():587496 <text:s text:c="5"/>hdmap_point.y():4.1406e+06　　 std::sin(*heading) * l:-1.97754 <text:s text:c="3"/>std::cos(*heading) * l:-0.562154 <text:s text:c="3"/>point-&gt;operator[](0):587498 <text:s text:c="3"/>point-&gt;operator[](1):4.14059e+06</text:p>
      <text:p text:style-name="P1">I0125 14:16:04.359190 31993 lane_sequence_predictor.cc:178] [DEBUG] 第47个lane_s为：50.2109第47个lane_l为：2.04561</text:p>
      <text:p text:style-name="P1">I0125 14:16:04.359206 31993 prediction_map.cc:265] [DEBUG] 　s:50.2109 <text:s text:c="2"/>　l:2.04561 <text:s text:c="2"/>　*heading:-1.83965　　 hdmap_point.x():587495 <text:s text:c="5"/>hdmap_point.y():4.14059e+06　　 std::sin(*heading) * l:-1.97212 <text:s text:c="3"/>std::cos(*heading) * l:-0.543378 <text:s text:c="3"/>point-&gt;operator[](0):587497 <text:s text:c="3"/>point-&gt;operator[](1):4.14059e+06</text:p>
      <text:p text:style-name="P1">I0125 14:16:04.359215 31993 lane_sequence_predictor.cc:178] [DEBUG] 第48个lane_s为：51.1435第48个lane_l为：2.03538</text:p>
      <text:p text:style-name="P1">I0125 14:16:04.359236 31993 prediction_map.cc:265] [DEBUG] 　s:51.1435 <text:s text:c="2"/>　l:2.03538 <text:s text:c="2"/>　*heading:-1.86614　　 hdmap_point.x():587495 <text:s text:c="5"/>hdmap_point.y():4.14059e+06　　 std::sin(*heading) * l:-1.94726 <text:s text:c="3"/>std::cos(*heading) * l:-0.592435 <text:s text:c="3"/>point-&gt;operator[](0):587497 <text:s text:c="3"/>point-&gt;operator[](1):4.14059e+06</text:p>
      <text:p text:style-name="P1"><text:soft-page-break/>I0125 14:16:04.359246 31993 lane_sequence_predictor.cc:178] [DEBUG] 第49个lane_s为：52.0761第49个lane_l为：2.02521</text:p>
      <text:p text:style-name="P1">I0125 14:16:04.359264 31993 prediction_map.cc:265] [DEBUG] 　s:52.0761 <text:s text:c="2"/>　l:2.02521 <text:s text:c="2"/>　*heading:-1.84946　　 hdmap_point.x():587495 <text:s text:c="5"/>hdmap_point.y():4.14059e+06　　 std::sin(*heading) * l:-1.94708 <text:s text:c="3"/>std::cos(*heading) * l:-0.557072 <text:s text:c="3"/>point-&gt;operator[](0):587497 <text:s text:c="3"/>point-&gt;operator[](1):4.14059e+06</text:p>
      <text:p text:style-name="P1">I0125 14:16:04.359287 31993 lane_sequence_predictor.cc:178] [DEBUG] 第50个lane_s为：53.0087第50个lane_l为：2.01508</text:p>
      <text:p text:style-name="P1">I0125 14:16:04.359318 31993 prediction_map.cc:265] [DEBUG] 　s:53.0087 <text:s text:c="2"/>　l:2.01508 <text:s text:c="2"/>　*heading:-1.83741　　 hdmap_point.x():587495 <text:s text:c="5"/>hdmap_point.y():4.14059e+06　　 std::sin(*heading) * l:-1.94388 <text:s text:c="3"/>std::cos(*heading) * l:-0.530911 <text:s text:c="3"/>point-&gt;operator[](0):587496 <text:s text:c="3"/>point-&gt;operator[](1):4.14059e+06</text:p>
      <text:p text:style-name="P1">I0125 14:16:04.359326 31993 lane_sequence_predictor.cc:178] [DEBUG] 第51个lane_s为：53.9413第51个lane_l为：2.00501</text:p>
      <text:p text:style-name="P1">I0125 14:16:04.359340 31993 prediction_map.cc:265] [DEBUG] 　s:53.9413 <text:s text:c="2"/>　l:2.00501 <text:s text:c="2"/>　*heading:-1.86477　　 hdmap_point.x():587494 <text:s text:c="5"/>hdmap_point.y():4.14059e+06　　 std::sin(*heading) * l:-1.91899 <text:s text:c="3"/>std::cos(*heading) * l:-0.580963 <text:s text:c="3"/>point-&gt;operator[](0):587496 <text:s text:c="3"/>point-&gt;operator[](1):4.14059e+06</text:p>
      <text:p text:style-name="P1">I0125 14:16:04.359347 31993 lane_sequence_predictor.cc:178] [DEBUG] 第52个lane_s为：54.8739第52个lane_l为：1.99498</text:p>
      <text:p text:style-name="P1">I0125 14:16:04.359361 31993 prediction_map.cc:265] [DEBUG] 　s:54.8739 <text:s text:c="2"/>　l:1.99498 <text:s text:c="2"/>　*heading:-1.85173　　 hdmap_point.x():587494 <text:s text:c="5"/>hdmap_point.y():4.14059e+06　　 std::sin(*heading) * l:-1.91677 <text:s text:c="3"/>std::cos(*heading) * l:-0.553119 <text:s text:c="3"/>point-&gt;operator[](0):587496 <text:s text:c="3"/>point-&gt;operator[](1):4.14059e+06</text:p>
      <text:p text:style-name="P1">I0125 14:16:04.359369 31993 lane_sequence_predictor.cc:178] [DEBUG] 第53个lane_s为：55.8065第53个lane_l为：1.98501</text:p>
      <text:p text:style-name="P1">I0125 14:16:04.359382 31993 prediction_map.cc:265] [DEBUG] 　s:55.8065 <text:s text:c="2"/>　l:1.98501 <text:s text:c="2"/>　*heading:-1.8339　　 hdmap_point.x():587494 <text:s text:c="5"/>hdmap_point.y():4.14059e+06　　 std::sin(*heading) * l:-1.9167 <text:s text:c="3"/>std::cos(*heading) * l:-0.516248 <text:s text:c="3"/>point-&gt;operator[](0):587496 <text:s text:c="3"/>point-&gt;operator[](1):4.14059e+06</text:p>
      <text:p text:style-name="P1">I0125 14:16:04.359396 31993 lane_sequence_predictor.cc:178] [DEBUG] 第54个lane_s为：56.7391第54个lane_l为：1.97508</text:p>
      <text:p text:style-name="P1">I0125 14:16:04.359411 31993 prediction_map.cc:265] [DEBUG] 　s:56.7391 <text:s text:c="2"/>　l:1.97508 <text:s text:c="2"/>　*heading:-1.86228　　 hdmap_point.x():587493 <text:s text:c="5"/>hdmap_point.y():4.14059e+06　　 std::sin(*heading) * l:-1.89177 <text:s text:c="3"/>std::cos(*heading) * l:-0.567593 <text:s text:c="3"/>point-&gt;operator[](0):587495 <text:s text:c="3"/>point-&gt;operator[](1):4.14059e+06</text:p>
      <text:p text:style-name="P1">I0125 14:16:04.359418 31993 lane_sequence_predictor.cc:178] [DEBUG] 第55个lane_s为：57.6717第55个lane_l为：1.96521</text:p>
      <text:p text:style-name="P1">I0125 14:16:04.359432 31993 prediction_map.cc:265] [DEBUG] 　s:57.6717 <text:s text:c="2"/>　l:1.96521 <text:s text:c="2"/>　*heading:-1.85513　　 hdmap_point.x():587493 <text:s text:c="5"/>hdmap_point.y():4.14059e+06　　 std::sin(*heading) * l:-1.8863 <text:s text:c="3"/>std::cos(*heading) * l:-0.551269 <text:s text:c="3"/>point-&gt;operator[](0):587495 <text:s text:c="3"/>point-&gt;operator[](1):4.14059e+06</text:p>
      <text:p text:style-name="P1">I0125 14:16:04.359439 31993 lane_sequence_predictor.cc:178] [DEBUG] 第56个lane_s为：58.6043第56个lane_l为：1.95538</text:p>
      <text:p text:style-name="P1">I0125 14:16:04.359453 31993 prediction_map.cc:265] [DEBUG] 　s:58.6043 <text:s text:c="2"/>　l:1.95538 <text:s text:c="2"/>　*heading:-1.86957　　 hdmap_point.x():587493 <text:s text:c="5"/>hdmap_point.y():4.14059e+06　　 std::sin(*heading) * l:-1.86875 <text:s text:c="3"/>std::cos(*heading) * l:-0.575561 <text:s text:c="3"/>point-&gt;operator[](0):587495 <text:s text:c="3"/>point-&gt;operator[](1):4.14059e+06</text:p>
      <text:p text:style-name="P1">I0125 14:16:04.359460 31993 lane_sequence_predictor.cc:178] [DEBUG] 第57个lane_s为：59.5369第57个lane_l为：1.9456</text:p>
      <text:p text:style-name="P1">I0125 14:16:04.359473 31993 prediction_map.cc:265] [DEBUG] 　s:59.5369 <text:s text:c="2"/>　l:1.9456 <text:s text:c="2"/>　*heading:-1.8421　　 hdmap_point.x():587493 <text:s text:c="5"/>hdmap_point.y():4.14059e+06　　 std::sin(*heading) * l:-1.87444 <text:s text:c="3"/>std::cos(*heading) * l:-0.521405 <text:s text:c="3"/>point-&gt;operator[](0):587495 <text:s text:c="3"/>point-&gt;operator[](1):4.14058e+06</text:p>
      <text:p text:style-name="P1">I0125 14:16:04.359481 31993 lane_sequence_predictor.cc:178] [DEBUG] 第58个lane_s为：60.4695第58个lane_l为：1.93587</text:p>
      <text:p text:style-name="P1"><text:soft-page-break/>I0125 14:16:04.359495 31993 prediction_map.cc:265] [DEBUG] 　s:60.4695 <text:s text:c="2"/>　l:1.93587 <text:s text:c="2"/>　*heading:-1.85667　　 hdmap_point.x():587492 <text:s text:c="5"/>hdmap_point.y():4.14058e+06　　 std::sin(*heading) * l:-1.85731 <text:s text:c="3"/>std::cos(*heading) * l:-0.545903 <text:s text:c="3"/>point-&gt;operator[](0):587494 <text:s text:c="3"/>point-&gt;operator[](1):4.14058e+06</text:p>
      <text:p text:style-name="P1">I0125 14:16:04.359504 31993 lane_sequence_predictor.cc:178] [DEBUG] 第59个lane_s为：61.4021第59个lane_l为：1.9262</text:p>
      <text:p text:style-name="P1">I0125 14:16:04.359519 31993 prediction_map.cc:265] [DEBUG] 　s:61.4021 <text:s text:c="2"/>　l:1.9262 <text:s text:c="2"/>　*heading:-1.83026　　 hdmap_point.x():587492 <text:s text:c="5"/>hdmap_point.y():4.14058e+06　　 std::sin(*heading) * l:-1.86172 <text:s text:c="3"/>std::cos(*heading) * l:-0.494181 <text:s text:c="3"/>point-&gt;operator[](0):587494 <text:s text:c="3"/>point-&gt;operator[](1):4.14058e+06</text:p>
      <text:p text:style-name="P1">I0125 14:16:04.359529 31993 lane_sequence_predictor.cc:178] [DEBUG] 第60个lane_s为：62.3347第60个lane_l为：1.91656</text:p>
      <text:p text:style-name="P1">I0125 14:16:04.359546 31993 prediction_map.cc:265] [DEBUG] 　s:62.3347 <text:s text:c="2"/>　l:1.91656 <text:s text:c="2"/>　*heading:-1.85783　　 hdmap_point.x():587492 <text:s text:c="5"/>hdmap_point.y():4.14058e+06　　 std::sin(*heading) * l:-1.83815 <text:s text:c="3"/>std::cos(*heading) * l:-0.542602 <text:s text:c="3"/>point-&gt;operator[](0):587494 <text:s text:c="3"/>point-&gt;operator[](1):4.14058e+06</text:p>
      <text:p text:style-name="P1">I0125 14:16:04.359556 31993 lane_sequence_predictor.cc:178] [DEBUG] 第61个lane_s为：63.2673第61个lane_l为：1.90698</text:p>
      <text:p text:style-name="P1">I0125 14:16:04.359571 31993 prediction_map.cc:265] [DEBUG] 　s:63.2673 <text:s text:c="2"/>　l:1.90698 <text:s text:c="2"/>　*heading:-1.85981　　 hdmap_point.x():587492 <text:s text:c="5"/>hdmap_point.y():4.14058e+06　　 std::sin(*heading) * l:-1.82789 <text:s text:c="3"/>std::cos(*heading) * l:-0.543499 <text:s text:c="3"/>point-&gt;operator[](0):587494 <text:s text:c="3"/>point-&gt;operator[](1):4.14058e+06</text:p>
      <text:p text:style-name="P1">I0125 14:16:04.359578 31993 lane_sequence_predictor.cc:178] [DEBUG] 第62个lane_s为：64.1999第62个lane_l为：1.89745</text:p>
      <text:p text:style-name="P1">I0125 14:16:04.359593 31993 prediction_map.cc:265] [DEBUG] 　s:64.1999 <text:s text:c="2"/>　l:1.89745 <text:s text:c="2"/>　*heading:-1.83258　　 hdmap_point.x():587491 <text:s text:c="5"/>hdmap_point.y():4.14058e+06　　 std::sin(*heading) * l:-1.8328 <text:s text:c="3"/>std::cos(*heading) * l:-0.491062 <text:s text:c="3"/>point-&gt;operator[](0):587493 <text:s text:c="3"/>point-&gt;operator[](1):4.14058e+06</text:p>
      <text:p text:style-name="P1">I0125 14:16:04.359601 31993 lane_sequence_predictor.cc:178] [DEBUG] 第63个lane_s为：65.1325第63个lane_l为：1.88796</text:p>
      <text:p text:style-name="P1">I0125 14:16:04.359632 31993 prediction_map.cc:265] [DEBUG] 　s:65.1325 <text:s text:c="2"/>　l:1.88796 <text:s text:c="2"/>　*heading:-1.85442　　 hdmap_point.x():587491 <text:s text:c="5"/>hdmap_point.y():4.14058e+06　　 std::sin(*heading) * l:-1.81253 <text:s text:c="3"/>std::cos(*heading) * l:-0.528321 <text:s text:c="3"/>point-&gt;operator[](0):587493 <text:s text:c="3"/>point-&gt;operator[](1):4.14058e+06</text:p>
      <text:p text:style-name="P1">I0125 14:16:04.359664 31993 lane_sequence_predictor.cc:178] [DEBUG] 第64个lane_s为：66.0651第64个lane_l为：1.87852</text:p>
      <text:p text:style-name="P1">I0125 14:16:04.359686 31993 prediction_map.cc:265] [DEBUG] 　s:66.0651 <text:s text:c="2"/>　l:1.87852 <text:s text:c="2"/>　*heading:-1.8291　　 hdmap_point.x():587491 <text:s text:c="5"/>hdmap_point.y():4.14058e+06　　 std::sin(*heading) * l:-1.8162 <text:s text:c="3"/>std::cos(*heading) * l:-0.479856 <text:s text:c="3"/>point-&gt;operator[](0):587493 <text:s text:c="3"/>point-&gt;operator[](1):4.14058e+06</text:p>
      <text:p text:style-name="P1">I0125 14:16:04.359696 31993 lane_sequence_predictor.cc:178] [DEBUG] 第65个lane_s为：66.9977第65个lane_l为：1.86913</text:p>
      <text:p text:style-name="P1">I0125 14:16:04.359716 31993 prediction_map.cc:265] [DEBUG] 　s:66.9977 <text:s text:c="2"/>　l:1.86913 <text:s text:c="2"/>　*heading:-1.82875　　 hdmap_point.x():587491 <text:s text:c="5"/>hdmap_point.y():4.14058e+06　　 std::sin(*heading) * l:-1.80729 <text:s text:c="3"/>std::cos(*heading) * l:-0.476814 <text:s text:c="3"/>point-&gt;operator[](0):587492 <text:s text:c="3"/>point-&gt;operator[](1):4.14058e+06</text:p>
      <text:p text:style-name="P1">I0125 14:16:04.359725 31993 lane_sequence_predictor.cc:178] [DEBUG] 第66个lane_s为：67.9303第66个lane_l为：1.85978</text:p>
      <text:p text:style-name="P1">I0125 14:16:04.359745 31993 prediction_map.cc:265] [DEBUG] 　s:67.9303 <text:s text:c="2"/>　l:1.85978 <text:s text:c="2"/>　*heading:-1.82875　　 hdmap_point.x():587490 <text:s text:c="5"/>hdmap_point.y():4.14058e+06　　 std::sin(*heading) * l:-1.79825 <text:s text:c="3"/>std::cos(*heading) * l:-0.47443 <text:s text:c="3"/>point-&gt;operator[](0):587492 <text:s text:c="3"/>point-&gt;operator[](1):4.14058e+06</text:p>
      <text:p text:style-name="P1">I0125 14:16:04.359755 31993 lane_sequence_predictor.cc:178] [DEBUG] 第67个lane_s为：68.8629第67个lane_l为：1.85048</text:p>
      <text:p text:style-name="P1">I0125 14:16:04.359776 31993 prediction_map.cc:265] [DEBUG] 　s:68.8629 <text:s text:c="2"/>　l:1.85048 <text:s text:c="2"/>　*heading:-1.82756　　 hdmap_point.x():587490 <text:s text:c="5"/>hdmap_point.y():4.14058e+06　　 std::sin(*heading) * l:-1.78982 <text:s text:c="3"/>std::cos(*heading) * l:-0.469933 <text:s text:c="3"/>point-&gt;operator[](0):587492 <text:s text:c="3"/>point-&gt;operator[](1):4.14058e+06</text:p>
      <text:p text:style-name="P1"><text:soft-page-break/>I0125 14:16:04.359786 31993 lane_sequence_predictor.cc:178] [DEBUG] 第68个lane_s为：69.7955第68个lane_l为：1.84123</text:p>
      <text:p text:style-name="P1">I0125 14:16:04.359808 31993 prediction_map.cc:265] [DEBUG] 　s:69.7955 <text:s text:c="2"/>　l:1.84123 <text:s text:c="2"/>　*heading:-1.8285　　 hdmap_point.x():587490 <text:s text:c="5"/>hdmap_point.y():4.14058e+06　　 std::sin(*heading) * l:-1.78043 <text:s text:c="3"/>std::cos(*heading) * l:-0.469259 <text:s text:c="3"/>point-&gt;operator[](0):587492 <text:s text:c="3"/>point-&gt;operator[](1):4.14057e+06</text:p>
      <text:p text:style-name="P1">I0125 14:16:04.359819 31993 lane_sequence_predictor.cc:178] [DEBUG] 第69个lane_s为：70.7281第69个lane_l为：1.83202</text:p>
      <text:p text:style-name="P1">I0125 14:16:04.359843 31993 prediction_map.cc:265] [DEBUG] 　s:70.7281 <text:s text:c="2"/>　l:1.83202 <text:s text:c="2"/>　*heading:-1.82803　　 hdmap_point.x():587490 <text:s text:c="5"/>hdmap_point.y():4.14057e+06　　 std::sin(*heading) * l:-1.77174 <text:s text:c="3"/>std::cos(*heading) * l:-0.466084 <text:s text:c="3"/>point-&gt;operator[](0):587491 <text:s text:c="3"/>point-&gt;operator[](1):4.14057e+06</text:p>
      <text:p text:style-name="P1">I0125 14:16:04.359856 31993 lane_sequence_predictor.cc:178] [DEBUG] 第70个lane_s为：71.6607第70个lane_l为：1.82286</text:p>
      <text:p text:style-name="P1">I0125 14:16:04.359884 31993 prediction_map.cc:265] [DEBUG] 　s:71.6607 <text:s text:c="2"/>　l:1.82286 <text:s text:c="2"/>　*heading:-1.82748　　 hdmap_point.x():587489 <text:s text:c="5"/>hdmap_point.y():4.14057e+06　　 std::sin(*heading) * l:-1.76314 <text:s text:c="3"/>std::cos(*heading) * l:-0.462783 <text:s text:c="3"/>point-&gt;operator[](0):587491 <text:s text:c="3"/>point-&gt;operator[](1):4.14057e+06</text:p>
      <text:p text:style-name="P1">I0125 14:16:04.359897 31993 lane_sequence_predictor.cc:178] [DEBUG] 第71个lane_s为：72.5933第71个lane_l为：1.81375</text:p>
      <text:p text:style-name="P1">I0125 14:16:04.359923 31993 prediction_map.cc:265] [DEBUG] 　s:72.5933 <text:s text:c="2"/>　l:1.81375 <text:s text:c="2"/>　*heading:-1.82842　　 hdmap_point.x():587489 <text:s text:c="5"/>hdmap_point.y():4.14057e+06　　 std::sin(*heading) * l:-1.75389 <text:s text:c="3"/>std::cos(*heading) * l:-0.46212 <text:s text:c="3"/>point-&gt;operator[](0):587491 <text:s text:c="3"/>point-&gt;operator[](1):4.14057e+06</text:p>
      <text:p text:style-name="P1">I0125 14:16:04.359941 31993 lane_sequence_predictor.cc:178] [DEBUG] 第72个lane_s为：73.5259第72个lane_l为：1.80468</text:p>
      <text:p text:style-name="P1">I0125 14:16:04.359971 31993 prediction_map.cc:265] [DEBUG] 　s:73.5259 <text:s text:c="2"/>　l:1.80468 <text:s text:c="2"/>　*heading:-1.80949　　 hdmap_point.x():587489 <text:s text:c="5"/>hdmap_point.y():4.14057e+06　　 std::sin(*heading) * l:-1.75351 <text:s text:c="3"/>std::cos(*heading) * l:-0.426692 <text:s text:c="3"/>point-&gt;operator[](0):587491 <text:s text:c="3"/>point-&gt;operator[](1):4.14057e+06</text:p>
      <text:p text:style-name="P1">I0125 14:16:04.360028 31993 lane_sequence_predictor.cc:178] [DEBUG] 第73个lane_s为：74.4586第73个lane_l为：1.79566</text:p>
      <text:p text:style-name="P1">I0125 14:16:04.360069 31993 prediction_map.cc:265] [DEBUG] 　s:74.4586 <text:s text:c="2"/>　l:1.79566 <text:s text:c="2"/>　*heading:-1.82863　　 hdmap_point.x():587489 <text:s text:c="5"/>hdmap_point.y():4.14057e+06　　 std::sin(*heading) * l:-1.7363 <text:s text:c="3"/>std::cos(*heading) * l:-0.457864 <text:s text:c="3"/>point-&gt;operator[](0):587491 <text:s text:c="3"/>point-&gt;operator[](1):4.14057e+06</text:p>
      <text:p text:style-name="P1">I0125 14:16:04.360090 31993 lane_sequence_predictor.cc:178] [DEBUG] 第74个lane_s为：75.3912第74个lane_l为：1.78668</text:p>
      <text:p text:style-name="P1">I0125 14:16:04.360136 31993 prediction_map.cc:265] [DEBUG] 　s:75.3912 <text:s text:c="2"/>　l:1.78668 <text:s text:c="2"/>　*heading:-1.82835　　 hdmap_point.x():587489 <text:s text:c="5"/>hdmap_point.y():4.14057e+06　　 std::sin(*heading) * l:-1.72775 <text:s text:c="3"/>std::cos(*heading) * l:-0.455089 <text:s text:c="3"/>point-&gt;operator[](0):587490 <text:s text:c="3"/>point-&gt;operator[](1):4.14057e+06</text:p>
      <text:p text:style-name="P1">I0125 14:16:04.360153 31993 lane_sequence_predictor.cc:178] [DEBUG] 第75个lane_s为：76.3238第75个lane_l为：1.77775</text:p>
      <text:p text:style-name="P1">I0125 14:16:04.360183 31993 prediction_map.cc:265] [DEBUG] 　s:76.3238 <text:s text:c="2"/>　l:1.77775 <text:s text:c="2"/>　*heading:-1.82819　　 hdmap_point.x():587488 <text:s text:c="5"/>hdmap_point.y():4.14057e+06　　 std::sin(*heading) * l:-1.71918 <text:s text:c="3"/>std::cos(*heading) * l:-0.452544 <text:s text:c="3"/>point-&gt;operator[](0):587490 <text:s text:c="3"/>point-&gt;operator[](1):4.14057e+06</text:p>
      <text:p text:style-name="P1">I0125 14:16:04.360203 31993 lane_sequence_predictor.cc:178] [DEBUG] 第76个lane_s为：77.2564第76个lane_l为：1.76886</text:p>
      <text:p text:style-name="P1">I0125 14:16:04.360234 31993 prediction_map.cc:265] [DEBUG] 　s:77.2564 <text:s text:c="2"/>　l:1.76886 <text:s text:c="2"/>　*heading:-1.82732　　 hdmap_point.x():587488 <text:s text:c="5"/>hdmap_point.y():4.14057e+06　　 std::sin(*heading) * l:-1.71098 <text:s text:c="3"/>std::cos(*heading) * l:-0.448793 <text:s text:c="3"/>point-&gt;operator[](0):587490 <text:s text:c="3"/>point-&gt;operator[](1):4.14057e+06</text:p>
      <text:p text:style-name="P1">I0125 14:16:04.360260 31993 lane_sequence_predictor.cc:178] [DEBUG] 第77个lane_s为：78.189第77个lane_l为：1.76001</text:p>
      <text:p text:style-name="P1"><text:soft-page-break/>I0125 14:16:04.360317 31993 prediction_map.cc:265] [DEBUG] 　s:78.189 <text:s text:c="2"/>　l:1.76001 <text:s text:c="2"/>　*heading:-1.82776　　 hdmap_point.x():587488 <text:s text:c="5"/>hdmap_point.y():4.14057e+06　　 std::sin(*heading) * l:-1.70222 <text:s text:c="3"/>std::cos(*heading) * l:-0.447299 <text:s text:c="3"/>point-&gt;operator[](0):587490 <text:s text:c="3"/>point-&gt;operator[](1):4.14057e+06</text:p>
      <text:p text:style-name="P1">I0125 14:16:04.360352 31993 lane_sequence_predictor.cc:178] [DEBUG] 第78个lane_s为：79.1216第78个lane_l为：1.75121</text:p>
      <text:p text:style-name="P1">I0125 14:16:04.360396 31993 prediction_map.cc:265] [DEBUG] 　s:79.1216 <text:s text:c="2"/>　l:1.75121 <text:s text:c="2"/>　*heading:-1.82828　　 hdmap_point.x():587488 <text:s text:c="5"/>hdmap_point.y():4.14057e+06　　 std::sin(*heading) * l:-1.69348 <text:s text:c="3"/>std::cos(*heading) * l:-0.445936 <text:s text:c="3"/>point-&gt;operator[](0):587489 <text:s text:c="3"/>point-&gt;operator[](1):4.14057e+06</text:p>
      <text:p text:style-name="P1">I0125 14:16:04.360425 31993 lane_sequence_predictor.cc:178] [DEBUG] 第79个lane_s为：80.0542第79个lane_l为：1.74246</text:p>
      <text:p text:style-name="P1">I0125 14:16:04.360450 31993 predictor.cc:44] [DEBUG] Predictor::GenerateTrajectory 在Predictor.cc 开始</text:p>
      <text:p text:style-name="P1">I0125 14:16:04.360591 31993 predictor.cc:47] [DEBUG] Predictor::GenerateTrajectory 在Predictor.cc 结束</text:p>
      <text:p text:style-name="P1">I0125 14:16:04.360671 31993 lane_sequence_predictor.cc:99] [DEBUG] Obstacle [581] has total 1 trajector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4:28:33.976669032</meta:creation-date>
    <dc:date>2019-01-25T14:59:40.023670471</dc:date>
    <meta:editing-duration>PT8M3S</meta:editing-duration>
    <meta:editing-cycles>3</meta:editing-cycles>
    <meta:generator>LibreOffice/5.1.6.2$Linux_X86_64 LibreOffice_project/10m0$Build-2</meta:generator>
    <meta:print-date>2019-01-25T15:00:47.284889865</meta:print-date>
    <meta:document-statistic meta:table-count="0" meta:image-count="0" meta:object-count="0" meta:page-count="23" meta:paragraph-count="944" meta:word-count="4573" meta:character-count="50642" meta:non-whitespace-character-count="41824"/>
  </office:meta>
</office:document-meta>
</file>